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5.7819in"/>
    </style:style>
    <style:style style:name="co3" style:family="table-column">
      <style:table-column-properties fo:break-before="auto" style:column-width="3.055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test_selec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in_margin</text:p>
          </table:table-cell>
          <table:table-cell office:value-type="string" calcext:value-type="string">
            <text:p>contest_name</text:p>
          </table:table-cell>
          <table:table-cell office:value-type="string" calcext:value-type="string">
            <text:p>contest_cvr_id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ncoln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Senator - District 4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Senator - District 22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io Blanco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23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36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ackson County Commissioner 1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mmit County Sheriff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nd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an Miguel County Commissioner - District 2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Senator - District 35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ent County Clerk and Record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an Miguel County Coron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it Carson County Assesso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ca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efferson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sa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sa County Coron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ams County Commissioner - District 3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aguache County Commissioner District 3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dgwick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8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tero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agle County Surveyo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dgwick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1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12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field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uster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rapahoe County Commissioner - District 2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52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ke County Clerk and Record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owers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lamosa County Clerk and Record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31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44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uster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ray County Commissioner - District 2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eyenne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 Plata County Treasur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ackson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ke County Coron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ogan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6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rapahoe County Coron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owers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aguache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sa County Survey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ent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efferson County Commissioner - District 3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nd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it Carson County Commissioner - District 2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shington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lta County Commissioner - District 1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field County Commissioner - District 1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ackson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ueblo County Sheriff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42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nd County Commissioner - District 3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3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ca County Commissioner - 2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field County Clerk and Record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oulder County Assesso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Senator - District 27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ams County Survey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iowa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dgwick County Commissioner - District 1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rowley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rk County Survey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outt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rimer County Survey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ackson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ilpin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rk County Treasur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ueblo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49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ogan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19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ntrose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l Paso County Commissioner - District 1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aguache County Commissioner District 3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Senator - District 4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23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33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47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Senator - District 25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ffat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ffat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unnison County Coron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ams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52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15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outt County Sheriff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it Carson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 Plata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8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agle County Commissioner - District 3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54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iowa County Commissioner - District 1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 Creek County Surveyo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60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Yuma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31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nited States Senato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ineral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l Paso County Coron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lbert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ntrose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erfano County Commissioner - District 3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s Animas County Treasur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1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ncoln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ke County Treasur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field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17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25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lbert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eyenne County Commissioner - District 2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 Creek County Sheriff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ueblo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field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ueblo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50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outt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46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13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rgan County Commissioner District 2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aguache County Coron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agle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ller County Survey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Senator - District 7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ineral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nd County Survey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eyenne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rowley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ogan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gent of the University of Colorado - Congressional District 5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shington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59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15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55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s Animas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tero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rk County Coron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agle County Coron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ller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ent County Assesso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20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efferson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Senator - District 8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lamosa County Sheriff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60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ca County Coron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sa County Commissioner - District 2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ueblo County Assesso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rapahoe County Sheriff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ncoln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ueblo County Commissioner - District 3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ke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ineral County Assesso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Senator - District 9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sa County Clerk and Record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ke County Sheriff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 Plata County Commissioner District 1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21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tero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uglas County Clerk and Record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54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 Plata County Sheriff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insdale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Senator - District 35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rchuleta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aguache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10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ueblo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nd County Clerk and Record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lbert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tero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53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22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rk County Sheriff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ent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eyenne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rk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agle County Treasur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uster County Commissioner - District 1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rgan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nd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65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ntrose County Commissioner - District 2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62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gent of the University of Colorado - Congressional District 4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rimer County Coron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16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gent of the University of Colorado - Congressional District 5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rimer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59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mmit County Surveyo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ams County Commissioner - District 3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eld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ller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Senator - District 8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13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rk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remont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eyenne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12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lamosa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rchuleta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oulder County Coron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20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ffat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 Creek County Treasur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58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unnison County Clerk and Record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ams County Assesso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uglas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uster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14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l Paso County Survey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11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an Miguel County Clerk and Record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uglas County Survey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61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 Plata County Commissioner District 1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64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lta County Commissioner - District 1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eld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sa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s Animas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rapahoe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ogan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ineral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iowa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io Blanco County Survey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s Animas County Commissioner District 3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gent of the University of Colorado - Congressional District 1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efferson County Treasur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ncoln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rk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eld County Commissioner District 2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ncoln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65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gent of the University of Colorado - Congressional District 4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ffee County Commissioner - District 3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57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s Animas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ffat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ffee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lta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overno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io Grande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rapahoe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ller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10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rimer County Commissioner - District 1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hillips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ineral County Sheriff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l Paso County Commissioner - District 5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aguache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56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Treasur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sa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16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ams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Senator - District 15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lbert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nejos County Survey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29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stilla County Coron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58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ams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iowa County Commissioner - District 2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ams County Commissioner - District 4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an Miguel County Treasur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lamosa County Survey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nejos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ent County Commissioner - District 2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sa County Commissioner - District 2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io Blanco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oulder County Clerk and Record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32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outt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rgan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unnison County Commissioner District 3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s Animas County Sheriff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rk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2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ntrose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agle County Assesso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24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11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9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owers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18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ams County Treasur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64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ttorney General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ke County Assesso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hillips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rimer County Assesso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ilpin County Commissioner - District 2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37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dgwick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it Carson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erfano County Assesso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45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ntezuma County Commissioner District 3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erfano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ffat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Board of Education Member - Congressional District 8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Yuma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mmit County Clerk and Record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Yuma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uglas County Commissioner - District 1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30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oulder County Treasur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Board of Education Member - Congressional District 5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Senator - District 7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ams County Clerk and Record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ilpin County Surveyo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ogan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lores County Commissioner District 1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oulder County Surveyo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rimer County Commissioner - District 1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ineral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56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efferson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ilpin County Clerk and Record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shington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ogan County Commissioner District 3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26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ller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field County Survey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erfano County Sheriff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unnison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ams County Commissioner - District 4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efferson County Survey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owers County Commissioner District 2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field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uray County Treasur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hillips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dgwick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insdale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 Creek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efferson County Assesso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61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rimer County Clerk and Record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field County Treasur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rgan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Senator - District 34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aguache County Assesso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remont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mmit County Commissioner - District 1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rchuleta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24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uglas County Commissioner - District 1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rapahoe County Assesso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an Miguel County Surveyo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9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lta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ca County Clerk and Record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ams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eld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ke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rimer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ent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rk County Assesso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l Paso County Sheriff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lamosa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48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ilpin County Coron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rapahoe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nejos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ntezuma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ffat County Commissioner District 3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rimer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53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remont County Board of County Commissioners - District 2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efferson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stilla County Clerk and Record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lbert County Commissioner District 2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Senator - District 3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22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30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ineral County Commissioner - District 1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Senator - District 32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it Carson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an Miguel County Sheriff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mmit County Coron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io Blanco County Commissioner District 2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cretary of State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nejos County Clerk and Record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nd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outt County Commissioner - District 3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rk County Clerk and Record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ffat County Survey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4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efferson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Senator - District 32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rimer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iowa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Board of Education Member - At Large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ffee County Clerk and Record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ffee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io Grande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33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presentative to the 118th United States Congress - District 1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shington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uglas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Board of Education Member - Congressional District 5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 Creek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Yuma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ueblo County Surveyo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Senator - District 25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field County Commissioner - District 1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iowa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outt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19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39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ke County Commissioner District 1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rowley County Commissioner - District 1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remont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Senator - District 30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hillips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ntrose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stilla County Assesso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field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tero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Board of Education Member - Congressional District 6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efferson County Commissioner - District 3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35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io Blanco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Senator - District 1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ttorney General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presentative to the 118th United States Congress - District 8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presentative to the 118th United States Congress - District 2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5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ffee County Coron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40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ueblo County Coron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lbert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47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27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nejos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38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lores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41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ller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ilpin County Assesso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Senator - District 24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unnison County Commissioner District 3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lores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hillips County Commissioner - District 1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rapahoe County Treasur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agle County Clerk and Record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erfano County Commissioner - District 3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io Blanco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uglas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50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Senator - District 20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28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Senator - District 11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remont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nejos County Assesso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outt County Commissioner - District 3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dgwick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rapahoe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rk County Commissioner District 3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ca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l Paso County Clerk and Record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l Paso County Assesso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ummit County Commissioner - District 1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ller County Commissioner District 2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remont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agle County Commissioner - District 3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presentative to the 118th United States Congress - District 6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efferson County Sheriff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Senator - District 3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eyenne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rowley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rapahoe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rowley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7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unnison County Assesso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lores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ineral County Coron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29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39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efferson County Coron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ntezuma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nejos County Commissioner District 2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4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owers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efferson County Clerk and Record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io Grande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rapahoe County Clerk and Record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36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Board of Education Member - At Large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ntrose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ams County Coron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presentative to the 118th United States Congress - District 4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l Paso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lta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erfano County Treasur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43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 Creek County Commissioner - District 1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presentative to the 118th United States Congress - District 2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l Paso County Treasur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5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40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27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32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nejos County Sheriff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 Plata County Assesso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Senator - District 22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ackson County Survey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35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Board of Education Member - Congressional District 6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ntezuma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ntezuma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28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presentative to the 118th United States Congress - District 6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s Animas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ams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rapahoe County Commissioner - District 4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41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insdale County Commissioner District 2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34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Senator - District 30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ilpin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2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38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ilpin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rchuleta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nd County Commissioner - District 3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Senator - District 20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ller County Commissioner District 2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lta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lores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insdale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presentative to the 118th United States Congress - District 7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stilla County Sheriff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lear Creek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37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lta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Senator - District 24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Senator - District 15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rand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ca County Commissioner - 2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lamosa County Assess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te Representative - District 3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io Grande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Jackson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State Representative - District 21 - REP</text:p>
          </table:table-cell>
          <table:table-cell office:value-type="string" calcext:value-type="string">
            <text:p>[1037283,908760,1036404,941674,925973,923520,972223,1015912,896497,944467,953363,1000281,977260,1024959,1013273,971903,1000449,1043307,906749,959208,1032667,955592,1002711,1032951,933321,1035999,959198,998846,983767,1018266,944581,928947,969173,956046,924867,910929,1035339,898672,958865,985195,964751,992526,1017453,937914,998352,917318,981016,1010460,992289,1014418,1008422,902610,1036490,897162,920177,1006773,946467,932762,898506,1044762,1028405,1023913,913279,946588,1031895,952385,936804,919364,895152,923964,940566,962933,933173,925714,952929,965216,1003452,909701,895508,948122,1027852,996604,1020021,906345,1023706,1043625,1006424,1006536,949122,1038801,990850,959798,937402,986484,970641,1005704,895135,954086,1018914,947126,914087,997058,977442,960774,927140,1004722,908338,908496,1026978,898137,1028698,917590,979337,965892,958986,935570,935488,1019223,964958,961488,1010068,1006996,1038815,990638,923988,943515,951528,905978,1015588,1044760,1011823,1034672,917973,923959,1043197,1018525,990679,954575,1015126,1000931,1018666,1005941,977396,1009479,950399,1025741,1014252,1013243,1041356,962583,928985,948520,959862,945336,993574,918615,972396,1041892,973648,952842,972237,1043700,927161,1044373,1002572,1041533,938496,1011310,958367,1030193,930055,983189,1025672,986383,1042863,997597,913478,960141,1034938,937413,982431,936863,1044095,1024621,1013816,911251,916308,1004650,1031093,940656,1008204,1042041,896637,944077,959916,937520,1012299,898268,932540,957321,1033476,1017175,967399,899683,950623,1037362,950071,904629,957313,901597,907277,1042373,951523,935089,1001304,942945,1044583,934028,1040458,985545,1028063,959455,975702,938778,987792,926807,965925,970962,982977,923855,974720,1004917,1032575,944596,896125,930176,956005,1026429,896089,907619,919807,970536,1044625,965556,981036,949976,1024590,1005512,1010242,904513,1010590,1026708,901871,1038985,912830,1001792,1023378,923934,989423,1035096,925232,941582,1044142,923926,902223,911978,1039628,932839,929771,995474,970604,1024952,954224,901642,990703,901310,997838,973333,902072,994219,945307,1036572,1019475,941079,951890,926048,1031509,1021971,932243,999765,1018039,1007613,951768,927949,952598,987092,1008993,934921,958056,1011213,934684,985665,907508,988814,1017347,1029310,911958,1008139,926960,997666,1002619,1017698,968806,938310,967660,962040,903885,972141,985675,981901,980031,934111,917399,925079,951110,966288,967480,979006,935292,984535,1024336,974475,985269,934718,1002050,899359,1011495,947060,985548,916407,981481,971252,902165,1044453,990903,950345,993854,1044020,943608,1003375,994039,1033875,1030334,1026716,932473,956561,912805,1039069,934073,949142,1014114,943610,916218,986361,957802,1010945,901749,982764,922998,963066,1033487,1005067,1005629,985199,1039087,957557,1021098,1038370,1021170,1017797,1028894,900630,1003265,902960,1029043,990875,970293,955155,932451,1005011,949373,970075,990865,927402,962976,915335,984037,986142,988824,1018279,932368,925244,981566,925689,944158,895975,963861,933026,989421,936521,951518,973872,896797,1015463,952200,979576,1011456,968082,1020676,962649,922602,977828,924541,948521,967185,959293,1012305,1031037,959491,943736,1008120,973787,1025592,897859,966916,981722,1033706,941369,1005445,948243,901033,898816,913441,968424,1031851,896468,984546,972267,989931,969108,971905,902387,1016541,1042382,957181,973258,954297,950039,1026282,937984,1032403,1021943,906113,1028058,1000847,981755,970547,927954,965204,1035310,1030802,977066,914381,942867,909729,1023687,996975,923166,924541,987808,935521,1031800,938934,1006658,973216,996931,949059,952069,1028534,971400,965740,983688,1024164,1002648,945906,945246,971666,1021806,1037915,1036651,972752,926827,904470,983688,1001542,1005813,907216,900033,1029193,948188,961210,998161,935560,926561,942374,1039991,927311,937810,972626,993347,902535,983670,920843,918548,906556,904536,985548,1005030,980347,895310,906156,961766,897793,903228,1029871,988626,959071,1026206,967639,1026191,941771,948442,1022617,969576,1030665,909118,1043340,974236,1037253,1001515,1009241,960130,1024531,991992,973791,1000333,994883,941134]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State Representative - District 45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Baca County Sheriff - REP</text:p>
          </table:table-cell>
          <table:table-cell office:value-type="string" calcext:value-type="string">
            <text:p>[863073,863007,862666,862781,862376,863513,862652,862821,863355,863029,863391,863291,862680,863181,863254,863392,863235,862340,863415,863504,863056,863065,862705,862536,863029,863376,862574,862855,862453,862331,862361,863124,863184,862574,862823,862283,862787,862407,863016,862828,862553]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Prowers County Coroner - REP</text:p>
          </table:table-cell>
          <table:table-cell office:value-type="string" calcext:value-type="string">
            <text:p>[1056030,1057587,1058205,1057350,1058035,1057041,1058198,1057345,1057527,1056720,1057366,1057538,1057159,1058284,1057962,1056375,1057400,1056860,1056012,1058191,1057282,1056949,1056466,1057555,1057008,1057359,1057876,1056346,1057345,1055904,1055952,1056211,1056356,1056467,1056469,1058545,1056331]</text:p>
          </table:table-cell>
        </table:table-row>
        <table:table-row table:style-name="ro1">
          <table:table-cell office:value-type="float" office:value="58484" calcext:value-type="float">
            <text:p>58484</text:p>
          </table:table-cell>
          <table:table-cell office:value-type="string" calcext:value-type="string">
            <text:p>Representative to the 118th United States Congress - District 4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string" calcext:value-type="string">
            <text:p>State Representative - District 63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48962" calcext:value-type="float">
            <text:p>48962</text:p>
          </table:table-cell>
          <table:table-cell office:value-type="string" calcext:value-type="string">
            <text:p>Governor - REP</text:p>
          </table:table-cell>
          <table:table-cell office:value-type="string" calcext:value-type="string">
            <text:p>[246249,272266,291847,248582,775844,749968,822440,745881,798854,798482,770153,739607,745857,838124,763268,219113,862753,393670,406720,410034,399352,354625,379012,340715,382190,378225,409453,401332,417711,400209,375892,386368,362606,364485,378237,396242,387973,364366,335199,1050628,94437,1199901,1237949,1203688,1263494,1240306,1202435,1250241,1205645,1166664,1224042,1289113,1254542,1178265,1166908,1249751,1285112,1232873,1281720,1187409,1260744,1128665,1098161,1105400,1109298,1081937,1086917,1147448,1114931,1102279,1084293,1079866,326854,230894,1041196,926270,895954,965713,1016144,918456,928313,954054,1002583,931971,992765,1006233,909127,1009056,974052,990976,641170,652869,108687,101317,104336,111273,106350,106649,99253,687765,678691,616174,572877,605417,596681,561630,610322,640982,571689,613388,662649,568962,607305,613952,571305,575385,679679,695823,591512,690157,699338,567227,570066,584905,668984,670583,692087,667633,676091,627997,565074,683367,223537,868203,878888,879161,889478,892541,891613,878721,883795,890803,881389,151995,190067,140174,206727,212892,150034,204014,472523,440041,444154,460336,461251,467335,470096,449333,853434,818276,841816,1069222,1071289,1070680,1294930,328433,329695,329356,1302216,1318062,1319296,1332932,1326933,1313163,1309169,337481,337065,31455,1059754,532214,540485,422579,435669]</text:p>
          </table:table-cell>
        </table:table-row>
        <table:table-row table:style-name="ro1">
          <table:table-cell office:value-type="float" office:value="41145" calcext:value-type="float">
            <text:p>41145</text:p>
          </table:table-cell>
          <table:table-cell office:value-type="string" calcext:value-type="string">
            <text:p>United States Senato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Gilpin County Commissioner - District 2 - REP</text:p>
          </table:table-cell>
          <table:table-cell office:value-type="string" calcext:value-type="string">
            <text:p>[1293640,1293902,1292531,1293504,1292806,1292912,1292523,1293529,1293909,1292647,1293631,1292932,1292735,1293812,1293339,1292496,1292948,1292669,1293576,1293450,1293173,1292790]</text:p>
          </table:table-cell>
        </table:table-row>
        <table:table-row table:style-name="ro1">
          <table:table-cell office:value-type="float" office:value="88558" calcext:value-type="float">
            <text:p>88558</text:p>
          </table:table-cell>
          <table:table-cell office:value-type="string" calcext:value-type="string">
            <text:p>Secretary of State - REP</text:p>
          </table:table-cell>
          <table:table-cell office:value-type="string" calcext:value-type="string">
            <text:p>[246249,272266,291847,248582,775844,749968,822440,745881,798854,798482,770153,393670,406720,410034,399352,354625,379012,340715,382190,378225,409453,401332,386368,335199,1199901,1237949,1203688,1263494,1240306,1202435,1250241,1205645,1166908,1249751,1128665,1098161,1105400,1109298,1081937,1086917,1102279,1084293,1079866,1041196,926270,895954,965713,1016144,928313,108687,101317,104336,111273,99253,687765,678691,616174,572877,605417,596681,561630,610322,640982,571689,613388,662649,568962,607305,613952,570066,868203,878888,879161,889478,892541,151995,190067,140174,206727,212892,150034,472523,440041,444154,460336,461251,449333,853434,818276,841816,1069222,1294930,328433,329695,1302216,1318062,1319296,1332932,1326933,337481,31455,1059754]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Morgan County Clerk and Recorder - REP</text:p>
          </table:table-cell>
          <table:table-cell office:value-type="string" calcext:value-type="string">
            <text:p>[1069709,1068114,1069774,1071919,1067212,1068467,1070379,1071303,1067843,1067145,1068476,1070514,1068857,1066898,1067712,1067167,1066609,1067706,1070757,1069012,1067819,1071017,1071926,1071200,1068976,1067082,1068103,1067243,1071417,1071628,1069947,1068575,1070466,1068929,1070685,1069179,1069794,1070942,1069008,1070606,1069611,1069527,1068715]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Morgan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ostilla County Commissioner District 2 - DEM</text:p>
          </table:table-cell>
          <table:table-cell office:value-type="string" calcext:value-type="string">
            <text:p>[335394,334601,335203,335423,335470,334726,334795,335532,334359,334479,335519,335007,334758,334599,334435,335147,334411,335237,335321,334920,335068,334603,335198,334640,334862,334434,334999,334973,335403,335206,334998,335001,334704,334432,335426,334317,334470,334667,334790,334285,334954,334406,334744,335502,335211,335027,335290,334798,334543,334368,334635,334840,335135,335457,334809,334834,335359,335477,335017,335349,334610,335358,334714,334876,334437,334962,335352,334292,334874,335293,334325,334924,334775,334275,335092,335268,334749,334874,335146,335011,334331,334952,335070,335168,334492,334322,334764,334275,335002,334663,334760,334731,334860,334613,334787,334648,334524,334628,334550,334549]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State Representative - District 62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ostilla County Treasur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Representative to the 118th United States Congress - District 3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41936" calcext:value-type="float">
            <text:p>41936</text:p>
          </table:table-cell>
          <table:table-cell office:value-type="string" calcext:value-type="string">
            <text:p>Representative to the 118th United States Congress - District 3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Kit Carson County Treasur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Kit Carson County - United States Senator - REP</text:p>
          </table:table-cell>
          <table:table-cell office:value-type="string" calcext:value-type="string">
            <text:p>[867569,866827,867134,867754,868307,868227,867487,866838,868298,867888,868492,867576,867936,866913,868308,868635,867912,868408,866784,867300,868596,868502,867394,867873,867329,867462,868044,868187,868441,868209,867913,867385,867380,867337,867167,867400,867335,867289,866874]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insdale County - Representative to the 118th United States Congress - District 3 - REP</text:p>
          </table:table-cell>
          <table:table-cell office:value-type="string" calcext:value-type="string">
            <text:p>[1065528,1065797,1065580,1065737,1065746,1065583,1065690,1065808,1065694,1065791,1065600,1065672,1065566,1065675,1065783,1065648,1065723,1065569,1065782,1065545,1065761,1065816,1065497,1065523,1065801,1065774,1065739,1065538,1065518,1065475,1065480,1065699,1065742]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ent County Commissioner - District 2 - REP</text:p>
          </table:table-cell>
          <table:table-cell office:value-type="string" calcext:value-type="string">
            <text:p>[1337984,1338008,1338101,1338225,1337828,1337912,1337644,1337849,1337622,1338506,1337901,1337613,1338154,1337977,1337710,1338229,1337784,1337658,1338223,1337649,1338234,1337795,1338508,1338078,1338311,1338436,1337545,1337735,1338201,1338298,1338204,1338350,1338301,1338490,1337872,1338086,1338481,1338266,1338435,1338074,1338208,1338112,1337497,1337853,1338087,1337754,1337538,1337516,1337821,1337530,1338045,1337944,1337733,1337931,1337773,1337809]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heyenne County - United States Senator - REP</text:p>
          </table:table-cell>
          <table:table-cell office:value-type="string" calcext:value-type="string">
            <text:p>[1073028,1073087,1073179,1073511,1073162,1073194,1073383,1073292,1073518,1073050,1073020,1073358,1073111,1073250,1073423,1073180,1073252,1072991,1073531,1073090,1073341,1073188,1073182,1073430,1073248,1073467,1073328,1073287,1073121,1072985,1073030,1073122,1073002,1073113,1073471,1073522,1073309,1073371,1073045,1073507,1073300,1073473,1073492,1073337,1073232]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State Representative - District 49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aguache County - United States Senator - REP</text:p>
          </table:table-cell>
          <table:table-cell office:value-type="string" calcext:value-type="string">
            <text:p>[552685,552707,552793,553295,551935,552985,551924,551880,552072,551907,553324,552905,551922,552527,552337,551849,552337,552960,552492,552894,553245,553087,551967,552594,552814,551952,551987,552924,552873,552229,552624,551836,552216,551919,552541,553170,553122,552952,553062,552988,551895,552506,552451,552345,551810,553235,552980,552402,552942,553125,552777,552674,552932,552076,553069,552019,552647,551890,553115,552876,552259,553064,553267,553297,552777,552824,551885,553210,552318,552205,553097,552861,553214,553294,553151,552052,553221,552440,552410,551849,552415,552084,552999,552146,552525,552735,552619,552508,552479,552094,552230,552229,552367,552315,552754,552109,552619,552107,552032,552254,551862,552358,552467,552393,551841,552277,552152,551814,551824,552282,552111,552077,551816]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Ouray County - Representative to the 118th United States Congress - District 3 - REP</text:p>
          </table:table-cell>
          <table:table-cell office:value-type="string" calcext:value-type="string">
            <text:p>[865271,866192,865897,864123,865864,865169,864082,864032,866130,865945,864588,864023,865094,865632,865732,865345,866082,865262,866158,865651,866209,866246,865326,865236,864840,865735,864143,866143,864062,864804,865462,865185,866226,865079,864032,865363,864071,865144,864302,865537,865604,866042,864324,865546,865591,864050,863925,865700,864016,865992,865825,866158,865355,865937,865561,864835,864502,864202,865956,866189,866222,866071,865803,865631,865646,866093,865690,864289,864607,864067,865675,864478,865779,864253,865172,864956,865036,865555,864288,864045,864735,865818,864041,864843,864115,865712,864191,863922,864209,865081,864797,864141,865080,864281,864742,864000,864385,865043,864729,865072,864128,865058,864971,864214,864493,864656,864994,864409,864308,864402,863913,864162]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ummit County Assesso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Dolores County - United States Senator - REP</text:p>
          </table:table-cell>
          <table:table-cell office:value-type="string" calcext:value-type="string">
            <text:p>[237231,237249,237892,237745,237653,237316,237741,237905,237495,237212,237938,237869,237326,237933,238022,237348,237517,237885,237571,237290,238033,237927,237538,237603,237847,237911,237669,237901,237668,237613]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Summit County Treasurer - DEM</text:p>
          </table:table-cell>
          <table:table-cell office:value-type="string" calcext:value-type="string">
            <text:p>[1061759,1060336,1059833,1062908,1063295,1063415,1063137,1061121,1061740,1062957,1062608,1064154,1064186,1061379,1060805,1061333,1060768,1062037,1064278,1063419,1061417,1060441,1063395,1059432,1063951,1063476,1064415,1064105,1063246,1064224,1061199,1060679,1060550,1061742,1059556,1061638,1058969,1060537,1062907,1060756,1061477,1060997,1063320,1059415,1059828,1063647,1060892,1061488,1063119,1063339,1063241,1061526,1060076,1061424,1058819,1058830,1064060,1060301,1063830,1060149,1061167,1062423,1060646,1060243,1061538,1060653,1062323,1060541,1059279,1061888,1061100,1062268,1060255,1060582,1064299,1060484,1063903,1062978,1062890,1060027,1061103,1061176,1062009,1063844,1060605,1062331,1061811,1061602,1063041,1062008,1062782,1063118,1064435,1062815,1063756,1058886,1059449,1059174,1062732,1062553,1060579,1061358,1061168,1063090,1060704,1060582,1061430,1060281,1064283,1063658,1064446,1061868,1062854,1064163,1062924,1061345,1059179,1063423,1064387,1063273,1064329,1063017,1064328,1062401,1062811,1062735,1063068,1062894,1062573,1063208,1063397,1061499,1061244,1062325,1061425,1062335,1060365,1064027,1062689,1063004,1059542,1061113,1059441,1061108,1059596,1060780]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uster County Coroner - REP</text:p>
          </table:table-cell>
          <table:table-cell office:value-type="string" calcext:value-type="string">
            <text:p>[1051153,1052711,1052013,1050595,1052118,1052055,1052223,1051928,1050556,1052682,1051578,1051662,1052013,1050568,1050589,1050402,1051717,1052174,1052299,1051814,1052021,1052655,1051330,1050457,1050486,1051980,1052414,1052403,1051524,1052768,1051904,1052337,1052136,1051418,1052515,1052729,1051666,1051934,1050892,1051524,1050730,1050834,1051761,1052296,1051025,1052506,1052405,1051280,1051655,1051868,1050800,1052063,1052126,1052312,1051582,1052763,1050452,1051331,1052457,1052258,1052667,1051573,1051655,1052010,1050387,1052612,1052691,1050437,1052762,1052394,1051326,1052677,1052587,1052235,1052372,1052629,1052113,1051418,1051494,1051829,1050666,1050412,1051824,1050563,1050934,1051460,1051849,1051908,1051515,1050680,1050940,1051600,1050471,1051314,1050806,1050823,1050695,1051867,1051869,1051570,1050798,1051651,1051082,1051283,1050493,1050768,1051011,1051182,1050623,1050786,1050860,1050410,1050905,1050804]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uster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0736" calcext:value-type="float">
            <text:p>10736</text:p>
          </table:table-cell>
          <table:table-cell office:value-type="string" calcext:value-type="string">
            <text:p>Representative to the 118th United States Congress - District 7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onejos County - State Representative - District 62 - REP</text:p>
          </table:table-cell>
          <table:table-cell office:value-type="string" calcext:value-type="string">
            <text:p>[712308,712376,711579,711635,712054,712589,712340,712039,711615,712551,711035,712141,712200,711291,710776,710879,712411,712153,711634,710830,711919,711292,711416,712194,712363,712037,712704,711684,710949,710854,711094,711293,712322,712157,711758,712453,712201,712547,711338,712255,712644,710770,712582,712630,712126,712316,712464,712212,712191,711620,710781,711278,710924,710680,711742,710809,712242,712443,711862,711187,710778,711270,712492,712463,711091,712240,712028,711937,712131,711638,712583,712700,712215,712608,712294,711792,711437,712199,711733,710872,712610,712014,712343,712638,711762,712688,710805,711713,711789,712210,712011,711306,711763,711640,712299,712060,712389,711412,711499,711224,712114,711668,711397,710735,711580,712168,711366,712093,712070,711714,711899,711478,711708,711584,711771,710963,710986,710770,710697,710673,710737,710704,711302,711437,711156,711433,711525,711137,711262,711073,711032,711031,711012]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onejos County - Representative to the 118th United States Congress - District 3 - DEM</text:p>
          </table:table-cell>
          <table:table-cell office:value-type="string" calcext:value-type="string">
            <text:p>[712308,712376,711579,711635,712054,712589,712340,712039,711615,712551,711035,712141,712200,711291,710776,710879,712411,712153,711634,710830,711919,711292,711416,712194,712363,712037,712704,711684,710949,710854,711094,711293,712322,712157,711758,712453,712201,712547,711338,712255,712644,710770,712582,712126,712316,712212,712191,711620,710781,711278,710924,710680,711742,710809,711862,711187,710778,711270,711091,712028,711937,711638,711437]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rowley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rowley County - United States Senator - REP</text:p>
          </table:table-cell>
          <table:table-cell office:value-type="string" calcext:value-type="string">
            <text:p>[224150,224760,224498,224037,224824,224377,224780,224453,224124,224419,224127,224742,224853,224774,224618,224944,224926,224122,224497,224233,224510,224657,224139,224222,224793,224109,224144,224915,224550,224481,224683,224271,224822,224258,224865,224604,224060,224649,224748,224309,224836,224939,224513,224795,224345,224274,224513,224936,224848,224020,224685,224150,224845,224228,224876,224412,224391,224615,223987,224259,224026,224317,224630,224383,224280,224366,224073,224331,224353,224253,224333]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Kiowa County Sheriff - REP</text:p>
          </table:table-cell>
          <table:table-cell office:value-type="string" calcext:value-type="string">
            <text:p>[223349,223541,223118,223096,223399,223116,223555,223238,223430,223576,223052,223133,222992,222959,223146,223036,223290,223166,223124,223022,223359,222941,223122,223043,223102,223012,223135,223479,223141,223240,223239,223077,223299,223007,223561,223404,223546,223267,223349,223591,223374,222950,223435,223261,222944]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Otero County Commissioner District 2 - REP</text:p>
          </table:table-cell>
          <table:table-cell office:value-type="string" calcext:value-type="string">
            <text:p>[1049860,1045664,1047277,1048432,1045594,1048107,1049794,1046361,1045618,1048723,1048205,1047814,1049104,1046860,1049017,1047864,1047455,1046271,1048780,1048980,1046377,1045838,1047759,1048065,1048794,1046356,1048988,1049114,1047247,1046585,1045962,1047724,1049496,1046898,1049733,1048979,1047263,1046656,1049328,1049471,1048315,1046093,1047613,1047448,1048172,1045936,1049225,1046429,1047644,1049374,1048999,1046267,1047590,1045638,1046956,1049806,1046714,1047042,1047775,1046100,1047812,1049765,1048047,1047834,1049441,1048096,1048834,1047772,1046227,1048000,1048238,1049832,1046456,1049848,1046977,1049808]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Phillips County - United States Senator - REP</text:p>
          </table:table-cell>
          <table:table-cell office:value-type="string" calcext:value-type="string">
            <text:p>[1294931,1295348,1294769,1295512,1295646,1295347,1294779,1295733,1295797,1295627,1294840,1295309,1295776,1295537,1295373,1294785,1295729,1295400,1295305,1295734,1294800,1295310,1294686,1295688,1295695,1295252,1294797,1295010,1295572,1295494,1295163,1295703,1295632,1294685,1295187,1295508,1295181,1295448,1295086,1295102,1294963,1294943,1294975]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ineral County - State Representative - District 62 - REP</text:p>
          </table:table-cell>
          <table:table-cell office:value-type="string" calcext:value-type="string">
            <text:p>[113038,112902,113012,113212,112901,112960,113281,112905,113032,112965,112910,113031,112993,113290,113053,113084,112858,112979,112930,113052,112959,113031,113305,113127,112962,113155,113287,113007,112994,113008,112958,113028,113222,112967,113018,113118,113205,113186,112919,113111,113241,113313,112960,112909,113051,113281,113209,112866,113013,113269,113288,113309,113329,113290,112933,113118,112962,112944,113108,113165,113262,113252,113217,112891,112912,113190,113104,113089,113094,113213,113122,113162,113211,113239,113237,112859,113178,112867,113158,113173,113189,113081,113112,113120]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Dolores County Treasurer - REP</text:p>
          </table:table-cell>
          <table:table-cell office:value-type="string" calcext:value-type="string">
            <text:p>[237231,237249,237892,237745,237653,237316,237741,237905,237495,237212,237938,237869,237933,237517,237885,237571,237538,237603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Jackson County Sheriff - REP</text:p>
          </table:table-cell>
          <table:table-cell office:value-type="string" calcext:value-type="string">
            <text:p>[713933,714333,714229,714254,714264,714052,714029,714193,714283,714260,714342,713758,713788,713861,714208,713728,714058,713805,713823,714322,713884,714038,714156,714289,713832,714247,714156,713754,713788,713785,713895,713978,714030,713731,714202,714307,714185,713998,714312,714083,714238,714272,714240,714324,714015,713962,714084,714196,713973,713937,713960,713973,713947,713689,713932]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edgwick County - State Representative - District 63 - REP</text:p>
          </table:table-cell>
          <table:table-cell office:value-type="string" calcext:value-type="string">
            <text:p>[732,888,560,980,1030,666,553,657,484,796,906,403,965,511,842,953,528,656,803,1064,556,823,885,424,601,940,1017,474,464,692,885,815,719,694,680,644,675]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lear Creek County - United States Senator - REP</text:p>
          </table:table-cell>
          <table:table-cell office:value-type="string" calcext:value-type="string">
            <text:p>[95392,95669,97291,96316,95704,96135,95688,95295,96979,95380,95521,95757,95858,96268,96586,96691,96713,95346,95601,97028,97063,96561,95684,97315,96092,97085,95356,95212,97138,95280,96997,95618,95679,97159,95805,96277,96208,97008,96910,97428,95928,96729,96202,96225,97062,96033,95711,95652,97153,97260,97107,96823,95286,96027,96201,95351,95921,95363,96477,96798,95272,96480,96547,95778,95433,96192,95811,95788,96891,95473,96781,96104,96173,96124,97349,95190,96513,96837]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Rio Grande County Commissioner District 2 - REP</text:p>
          </table:table-cell>
          <table:table-cell office:value-type="string" calcext:value-type="string">
            <text:p>[130307,129452,128791,130650,130914,129440,130670,130540,128696,128820,130170,129864,129690,128525,130398,129549,129510,128568,129001,130925,129885,128473,129600,129283,129584,128747,131229,131016,131301]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io Grande County - Representative to the 118th United States Congress - District 3 - DEM</text:p>
          </table:table-cell>
          <table:table-cell office:value-type="string" calcext:value-type="string">
            <text:p>[130307,129452,128791,130650,130914,129440,130670,130540,128696,128820,130170,129864,129690,128525,130398,129549,129510,128568,129001,130925,129885,130454,128473,129600,130505,129283,129584,130302,130730,129836,130639,128747,130276,130034,131229,128505,131016,130125,130542,129268,131301,129401,128974,129897,130479,130442,128391,130517,128657,129868,130495,130609,129961,130314,128718,128671,129365,128961,129030,128794,129436,129932,129462,130470,129317,130643,130500,129901,129196,130562,129385,129593,130654,130390,129414,130209,131150,129518,129833,130893,131154,128882,128934,130420,129835,130562,130181,129384,129077,129189,131316,130119,128514,129615,131067,129512,129074,130412,129459,130746,129316,129049,128606,129734,129636,130561,131103,130126,130764,129837,130478,129884,130404,129640,128368,129403,129512,129866,128528,129231,130468,130365,129567,131150,129965,130453,130355,128996,130311,128671,129684,131053,129859,129664,129113,129989,128418,130343,128929,131328,131000,129133,129152,129395,129775,129894,129111,128822,130846,129109,130824,128741,131289,130839,128703,129439,128764,131206,131141,129166,131230,128959,131009,128820,128925,128819,131310,128369,128734,128902,131064,131341,128782,128823,131113,128601,130887,130870,130888,131236,131179,130929,131037,130893]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Lincoln County Commissioner District 1 - REP</text:p>
          </table:table-cell>
          <table:table-cell office:value-type="string" calcext:value-type="string">
            <text:p>[119949,120217,119066,119299,119535,119931,119987,120110,119939,118950,120030,119008,119965,119394,119387,120201,119840,119858,119623,119336,119322,119564,118860,119134]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State Representative - District 26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Moffat County - United States Senator - REP</text:p>
          </table:table-cell>
          <table:table-cell office:value-type="string" calcext:value-type="string">
            <text:p>[131953,132904,131770,133636,133496,133905,133797,133126,133845,132494,131843,133842,132197,133478,134027,133080,133553,133761,132170,132935,133867,133177,133714,131858,132632,133618,133151,133053,132960,132447,132485,132841,132526,134283,134173]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Gunnison County - United States Senator - REP</text:p>
          </table:table-cell>
          <table:table-cell office:value-type="string" calcext:value-type="string">
            <text:p>[550955,548228,546831,550226,551553,548040,549986,550914,551111,550823,551476,548076,551499,548739,550897,549047,547995,549061,548789,550673,549941,547996,551294,549635,548245,549108,549111,550440,551545,547103,547116,549613,550668,548926,549903,549790,547358,548132,547654,549713,551311,547382,549658,548812,549456,547741,550318,547907,550981,548606,549167,549295,550392,550323,549314,547842,550418,548252,548957,550554,547146,550552,547617,549359,547061,550037,551166,550734,548846,547213,548275,550657,550965,547049,546835,550913,550032,551014,550235,548546,550313,550818,547015,548163,547890,548787,546839,550183,550117,550441,548487,550740,550656,549969,548104,549479,549738,549708,550548,549996,548039,551567,551411,551369,548062,548641,548408,549936,550105,547737,546994,551370,549402,549879,548157,547912,548799,549013,547589,546992,547902,548896,549222,549337,546880,551305,548862,548300,551352,548795,547258,548663,547653,548071,547338,546821,547779,547595]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unnison County - Representative to the 118th United States Congress - District 3 - DEM</text:p>
          </table:table-cell>
          <table:table-cell office:value-type="string" calcext:value-type="string">
            <text:p>[550955,548228,546831,550226,551553,548040,549986,550914,551111,550823,551476,548076,551499,548739,550897,549047,547995,549061,548789,550673,549941,547996,551294,549635,548245,549108,549111,550440,551545,547103,547116,549613,550668,548926,549903,549790,547358,548132,547654,549713,551311,547382,549658,548812,549456,547741,550318,547907,550981,548606,549167,549295,550392,550323,549314,547842,550418,548252,548957,550554,547146,550552,547617,549359,547061,550037,551166,550734,548846,547213,548275,550657,550965,547049,546835,550913,550032,551014,550235,548546,550313,550818,547015,548163,547890,548787,546839,550183,550117,550441,548487,550740,550656,549969,548104,549479,551114,549738,549708,550548,549996,548039,551567,551411,551369,551064,550594,548062,548641,548408,549936,550105,547737,546994,547102,551370,550617,549402,550293,550417,547082,550416,549879,548157,547912,548799,549013,547589,546992,547902,546994,550018,548896,549222,549337,546880,551305,549307,548862,548300,551352,548795,547258,548663,546941,549240,547653,548071,547338,546907,546821,547779,546863,547595,547587,547497,546795,551437]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Grand County - United States Senator - REP</text:p>
          </table:table-cell>
          <table:table-cell office:value-type="string" calcext:value-type="string">
            <text:p>[557209,558267,558548,555825,557604,558779,558107,555237,558017,556687,558369,558482,557274,556365,558813,557228,556150,557295,557818,557293,556392,555605,557245,556809,558598,558818,558726,557446,556569,558382,556674,557133,555394,555646,558708,555409,558089,555994,558193,556773,557669,558747,555996,557506,556112,556570,556229,558464,558171,556069,555881,558587,556574,555232,555635,556248,557833,555593,558613,558282,558679,558102,558560,558393,558129,557485,557202,558108,556051,556893,558435,555344,557825,558435,558327,556169,556476,558615,558451,556688,556299,558148,558070,557023,558493,556731,557703,558291,556067,556911,557995,556952,557707,556224,557233,557290,557608,556376,556956,556303,556368,556478,556371,556260,556082,556115]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Lake County - Representative to the 118th United States Congress - District 7 - REP</text:p>
          </table:table-cell>
          <table:table-cell office:value-type="string" calcext:value-type="string">
            <text:p>[554721,554190,554443,553894,553651,554323,554648,554385,554832,553918,554802,554077,554074,554129,554407,554180,554518,553830,554189,554451,554035,554364,554759,554417,554394,554170,554195,554266,554366,554281,554436,553815,554726,554379,554320,554543,554457,554738,553770,553655,554582,554678,553805,554202,553730,553729,553728,554243,554192,554796,554049,553677,553698,553804,554771,553797,553693,554816,554686,554760,554693]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Lake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Park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ark County Commissioner District 3 - REP</text:p>
          </table:table-cell>
          <table:table-cell office:value-type="string" calcext:value-type="string">
            <text:p>[859123,860389,858914,856948,861871,857462,861281,858794,857492,859168,858792,858024,860733,858333,856993,860779,859479,861521,857986,860815,856949,858057,859022,860587,861495,858574,859147,858170,861730,858681,857477,856885,860850,858987,858195,861462,860100,858233,861519,857974,857486,858477,860443,857276,858527,859736,857043,858086,858922,857391,857385,858916,861555,860844,857366,861215,861634,857397,860415,859117,858095,861586,858041,861754,858086,856965,861939,861389,859669,858868,861739,859175,858190,858575,859125,859667,860654,857943,859059,857934,857234,858492,859177,858353,860639,857047,858067,860983,860038,861399,856836,860553,861500,858327,858928,861758,858836,856911,858988,857392,860167,856911,857641,859327,861226,861581,857922,859574,861592,857604,857922,857042,860916,858091,861596,859710,860146,858644,856967,858177,857736,860357,858229,861928,858612,859519,859111,858991,856873,861654,856962,858973,859172,858564,857166,858676,858342,860463,859409,859495,856855,858627,860401,858789,858953,858326,857513,857640,860458,861588,858577,859877,861005,861574,858720,858516,857835,859414,861384,860354,859790,858017,861673,858801,858613,858829,859188,858618,857729,858239,856905,860073,857565,861076,857262,861349,861243,859967,860423,857545,858635,860588,859949,858623,857494,858688,860791,858647,861216,857933,858304,857506,861265,859236,856969,861785,857777,858306,857998,858294,858297,860861,860550,857235,861521,860554,857275,856982,857793,857602,860804,859662,859486,860760,857253,861626,858178,857485,860061,858049,860257,859793,861446,859990,857268,857983,856840,859269,860175,857523,861206,859941,861709,859788,861603,857219,861249,861860,857415,861254,861621,857079,859839,860428,860756,861013,860574,861282,859391,860691,859527,860597,860485,860063,860190,857238,860806,859284,861169,859640,859477,861227,860563,860943,860455,861168,859568,860454,859710,859650,860462,857134,860448,857098,859959,860570,860307,859770,857055,860066,859902,859339,859741,859957,857111,859483,859618,859199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Washington County - United States Senator - REP</text:p>
          </table:table-cell>
          <table:table-cell office:value-type="string" calcext:value-type="string">
            <text:p>[1053251,1053438,1054284,1053145,1053296,1054422,1053535,1053338,1053855,1054411,1054097,1054776,1054405,1054579,1053073,1054621,1053119,1053199,1053422,1054779,1054193,1053126,1054174,1054760,1054309,1054842,1054139,1053555,1054735,1053543,1054102,1054622,1054411,1054404,1054306,1054820,1054910,1054143,1054510,1054190,1054062,1053167,1053228,1054892,1054335,1054548,1053480,1054880,1054606,1054004,1054890,1054537,1054728,1053285,1053406,1053542,1054694,1054550,1054832,1054594,1054660,1053662,1053234,1053296,1053425,1054513,1054009,1054215,1054719,1054654,1053152,1053128,1054221,1053514,1053409,1053606,1053647,1053622,1053451,1053450,1054661,1053592,1054501,1054160,1054360,1053052,1053937,1053532,1054508,1053047,1054086,1054341,1054016,1054199,1053637,1054024,1054075,1053512,1053721,1054122,1053741,1053430,1053051,1053544,1053644,1053780,1053607,1053414,1053521]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Washington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Washington County Commissioner - District 1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State Representative - District 57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Pitkin County - United States Senator - REP</text:p>
          </table:table-cell>
          <table:table-cell office:value-type="string" calcext:value-type="string">
            <text:p>[328243,332523,329115,331528,329715,328457,331837,331592,329034,332250,331154,329228,333012,329699,328377,331523,328729,332611,330047,328997,332654,328255,329123,327888,328441,331170,329346,332682,329497,329906,329233,331667,332093,329390,332139,328385,331149,329053,332403,331680,331813,329268,331609,330337,329098,330767,329231,332687,332481,332882,331556,332502,330457,331767,329841,327851,332788,328441,328884,331198,328855,328566,329049,330225,329605,328753,329351,328947,329787,330080,331237,328298,327802,328924,328130,330516,328756,330093,330386,327986,331019]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Pitkin County Sheriff</text:p>
          </table:table-cell>
          <table:table-cell office:value-type="string" calcext:value-type="string">
            <text:p>[328243,332523,329115,331528,329715,328457,331837,331592,329034,332250,331154,329228,333012,329699,328377,331523,328729,332611,330047,328997,332654,328255,329123,327888,328441,331170,329346,332682,329497,329906,329233,329390,328385,331149,329053,330337,330767,330457,331198,330225,330080]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Alamosa County Coron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Alamosa County Commissioner - District 2 - REP</text:p>
          </table:table-cell>
          <table:table-cell office:value-type="string" calcext:value-type="string">
            <text:p>[1341586,1339577,1339869,1342487,1340270,1340295,1339899,1340262,1341981,1339601,1340004,1339249,1339910,1341326,1340267,1341255,1340416,1341585,1339411,1339674,1340518,1341085,1340028,1339325,1341014,1342219,1339429,1340799,1339762,1341885,1342411,1340154,1339600,1339790,1341966,1342059]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San Miguel County - United States Senator - REP</text:p>
          </table:table-cell>
          <table:table-cell office:value-type="string" calcext:value-type="string">
            <text:p>[4197,4221,4969,5043,4880,4255,4657,4971,4208,4356,4420,3588,4526,3905,4971,4644,3985,4748,3913,4011,3203,3279,3786,4645,3959,4819,4812,3398,3937,4099,4045,4766,4900,4037,3460,3664,5087,3119,4724,4834,3831,3980,4569,4573,4312,3246,4551,4186,2998,3944,3804,4423,4985,3417,4018,4174,4630,3228,4648,3094,4717,3353,4146,3958,3330,4611,3671,4438,4553,4038,3983,4259,4130,3991,3811,3918,3243,3611,3848,3059,3457,3669,2988,3598,3367,3568,3438]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State Representative - District 46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Pueblo County Treasur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8879" calcext:value-type="float">
            <text:p>8879</text:p>
          </table:table-cell>
          <table:table-cell office:value-type="string" calcext:value-type="string">
            <text:p>Denver County - United States Senator - REP</text:p>
          </table:table-cell>
          <table:table-cell office:value-type="string" calcext:value-type="string">
            <text:p>[1273556,1174613,1181974,1188093,1264954,1195953,1207791,1191456,1186658,1186008,1254465,1256726,1175171,1247046,1240664,1224181,1213875,1228322,1274145,1177885,1204992,1166582,1220970,1219281,1202810,1228239,1204200,1199124,1261829,1251043,1244517,1243480,1169999,1193616,1200756,1263467,1188824,1249541,1215345,1242465,1283617,1242333,1180633,1260124,1234237,1188348,1268677,1288445,1204600,1282229,1250337,1179380,1223462,1286819,1230603,1170042,1269570,1228149,1225567,1284045,1232048,1220155,1286016,1170697,1176152,1215198,1188985,1173024,1227974,1174538,1251996,1188892,1227973,1266759,1254374,1272234,1256798,1187477,1242569,1273086,1260307,1266884,1197462,1199473,1169770,1262727,1269657,1194023,1244819,1183409,1272688,1278019,1220226,1266599,1166388,1258542,1278133,1248874,1209052,1193005,1265269,1245487,1280888,1202165,1171035,1256670]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State Representative - District 6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oulder County Commissioner - District 3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Pueblo County Commissioner - District 3 - DEM</text:p>
          </table:table-cell>
          <table:table-cell office:value-type="string" calcext:value-type="string">
            <text:p>[1319127,1300378,1305627,1308254,1316192,1325646,1328915,1316320,1326451,1323941,1300968,1331019,1306609,1317509,1321356,1321542,1328377,1298244,1331357,1330374,1319896,1322755,1323450,1326966,1314505,1328297,1317203,1324408,1315226,1322467,1314433,1331119,1332582,1322516,1316082,1300041,1325041,1333868,1300657,1334698,1329509,1320184,1321448,1318379,1327442,1333415,1333225,1329275,1333049,1302512,1333193,1308055,1317379,1331419,1318653,1325560,1324022,1328575,1317604,1323990,1299578,1330214,1305028,1304220,1327856,1320994,1301669,1311265,1325063,1333673,1315703,1304066,1312480,1329765,1315491,1316956,1308570,1334004,1333825,1334169,1302252,1322319,1324162,1324685,1326454,1333044,1333483,1301645,1328566,1329401,1307046,1324650,1314196,1334248,1323667,1304383,1321119,1316432,1328804,1299388,1321161,1307888,1318090,1333071,1334366,1329144,1323398,1304877,1316350,1308276,1321393,1333481,1319701,1328306,1318711,1303840,1332220,1302183,1308737,1334031,1333997,1325832,1315300,1312635,1299238,1298801,1326579,1306468,1329534,1302273,1327830,1334157,1317174,1328270,1312070,1300665,1321941,1325122,1323158,1324986,1305404,1333514,1328279,1330016,1331833,1317751,1316453,1330956,1322139,1309761,1321916,1329096,1319290,1322885,1308689,1325147,1308144,1311188,1323391,1308658,1299264,1327664,1309488,1324237,1316754,1314330,1315453,1319940,1310931,1318210,1318444,1300373,1323915,1319599,1320816,1311889,1319787,1298013,1314436,1318928,1316259,1304233,1320830,1321446,1315981,1310754,1302678,1305097,1318053,1313369,1307507,1309743,1303110,1302792,1316255,1309029,1310878,1312807,1308931,1303319,1314057,1298135,1307171,1304636,1304122]</text:p>
          </table:table-cell>
        </table:table-row>
        <table:table-row table:style-name="ro1">
          <table:table-cell office:value-type="float" office:value="7558" calcext:value-type="float">
            <text:p>7558</text:p>
          </table:table-cell>
          <table:table-cell office:value-type="string" calcext:value-type="string">
            <text:p>Pueblo County Clerk and Recorder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string" calcext:value-type="string">
            <text:p>Pueblo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Logan County - State Representative - District 63 - REP</text:p>
          </table:table-cell>
          <table:table-cell office:value-type="string" calcext:value-type="string">
            <text:p>[269872,268386,271123,266842,274239,266438,270945,268760,273289,270204,271170,274206,274038,270987,272870,273268,272064,272454,271810]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uerfano County - Representative to the 118th United States Congress - District 3 - DEM</text:p>
          </table:table-cell>
          <table:table-cell office:value-type="string" calcext:value-type="string">
            <text:p>[544445,544898,542962,543729,542962,544310,543090,544946,543478,544692,543161,543202,543283,544798,544883,543509,543521,544823,543610,543603,543910,543971,543672,543179,543631,543794,544613,542749,542880,544619,543896,544123,543750,543987,544368,544994,542869,544148,544857,545040,542770,544216,543451,544996,543068,543638,543375,543521,544566,543954,544726,544325,543822,543472,543376,543481,543938,545058,544918,543353,543758,543892,544950,544414,542806,544966,543876,545062,543898,543987,543012,543511,543352,544646,543753,545040,543326,543845,542942,543909,543807,543259,543646,544046,543996,543138,544024,542832,542772,544398,543746,542811,544922,543829,545033,543493,544350,542891,543525,543260,543420,544526,542954,543577,544602,544563,544439,542843,543172,545008,543417,543272,543375,544241,544483,544640,542794,544690,544924,544392,544390,545025,544691,544364,544187,544646,544700,544238,544356,544165,544366,544244,544332,544342]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Delta County - United States Senator - REP</text:p>
          </table:table-cell>
          <table:table-cell office:value-type="string" calcext:value-type="string">
            <text:p>[86568,94603,88830,86565,85093,93247,86301,86895,93795,94268,86519,94164,93053,92460,93728,89775,93277,85014,86799,86454,90831,92398,93466,91850,94572,90432,87558,93220,90424,94088,85816,85667,91286,94201,85723,88546,85667,90624,89265,89551,85644,91999,92183,87518,88223,87678]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Teller County - United States Senator - REP</text:p>
          </table:table-cell>
          <table:table-cell office:value-type="string" calcext:value-type="string">
            <text:p>[123902,125634,122072,123131,123951,120368,125280,126443,120635,124003,125761,125477,127223,123396,122440,126619,122485,125224,120676,127574,126432,120391,122241,125169,122017,126871,120821,120954,121286,121398,121302,121564,125655,124556,120324,122258,121678,126664,122895,125585,122480,121307,127377,123796,121526,121799,121762,121964,123305,126836,124008,122604,121777,122038,126289,126794,120768,121680,127411,121781,123483,121967,124744,125116,122880,126597,121325,126423,126116,126899,126525,121985,121330,125227,124505,121254,121453,120846,125034,126174,121036,124968,122784,121327,123120,125298,120362,126661,126275,122791,124216,126028,125058,125021,124069,125556,123643,124602,122910,125064,123827,123627,120611,123048,123161,123251]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string" calcext:value-type="string">
            <text:p>State Representative - District 18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haffee County Commissioner - District 3 - REP</text:p>
          </table:table-cell>
          <table:table-cell office:value-type="string" calcext:value-type="string">
            <text:p>[869915,869278,869287,871993,871570,874654,872630,872330,873780,869714,872360,872419,872886,869338,873800,869411,870540,869469,871885,869216,871778,871463,871212,872644,872046,871388,870723,871369,869328,871248,872310,873776,872658,869400,874615,870216,872259,870320,873241,872394,869126,872432,872477,871089,871938,873064,873665,872650,871809,869915,874986,873058,873337,872075,871893,873049,873717,873457,872857,869975,869377,870813,871949,873446,874092,872159,874789,873975,870047,873266,872559,873555,872170,871670,869942,871831,872302,873549,873007,872032,873742,870492,871129,869328,869614,872075,870889,874008,874515,874485,869820,872804,874108,869235,873163,872242,869336,873742,873257,874451,870073,871620,873577,871705,871618,872441,873908,869276,870095,871710,870860,874695,871659,870109,873079,871649,871369,869562,869214,868958,870383,871891,872034,870668,871746,873889,874531,874682,874277,871280,874352,871261,874643,871721,869427,874937,870774,874537,871297,870910,870499,871174,870639,869842,870761,869600,870292,871001,874977,874822,869764,870369,869416,870782,874483,869535,874296,869529,873869,874791,874817,874780,874200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La Plata County - United States Senator - REP</text:p>
          </table:table-cell>
          <table:table-cell office:value-type="string" calcext:value-type="string">
            <text:p>[892659,882568,875908,890105,885536,890489,891525,878183,885311,877113,877291,892225,882340,876659,878264,878627,880392,876413,890342,889958,877079,883533,880966,877385,885406,890533,889252,891800,888387,888458,877007,883708,880963,890969,879539,886888,876879,889332,891615,880006,880017,879164,883691,877002,887917,887723,877510,892785,891356,889255,878397,892801,884734,882299,889217,882973,875703,890944,879395,881019,879565,883305,877637,876459,883508,878280,875892,879851,891465,891486,886723,885711,886704,884151,875971,892498,889292,885094,878174,879028,883272,886327,887434,891604,889470,881281,892817,891105,883740,886498,886634,889234,885629,891749,887727,882684,892288,888434,891547,889735,882390,887842,889781,884970,888975,888675,888893,889112,884919,882638,881373,882152,885343,886052,882177,886501,886719,887045,885300,884011,883152,881402,881564,881681]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string" calcext:value-type="string">
            <text:p>Regent of the University of Colorado - Congressional District 8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string" calcext:value-type="string">
            <text:p>State Representative - District 48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string" calcext:value-type="string">
            <text:p>Adams County - United States Senator - REP</text:p>
          </table:table-cell>
          <table:table-cell office:value-type="string" calcext:value-type="string">
            <text:p>[283366,255582,254995,243867,256269,277787,264256,286970,268614,250677,304969,309677,262493,304973,240345,278934,293715,311467,278353,250019,292627,289999,299561,289467,256949,312278,250861,298390,298801,289265,312439,272948,315368,270858,240932,311066,309532,289327,245094,314424,273412,291029,260288,240467,263399,290384,280777,282420,302102,314828,273123,293403,302817,278993,287152,293882,261378,307379,301531,288321,241056,300958,276103,264238,277827,308197,245719,279307,257371,298566,276087,279542,279320,300156,264790,311810,250680,254815,258256,262361,275910,279772,256588,285133,244411,300187,275925,299812,250688,278202,308228,291499,288323,275053,308700,259490,271872,278015,277520,313742,251065,308713,265215,302599,244411,314844,258972,245477,297688,252632,287909,305110,310749,251616,290232,259268,265520,266347,256443,306900,256144,309851,277062,253960,239379,292547,247423,287590,267613,262824,290942,277145,298799,242693,257384,241879,295239,306197,287666,284196,246910,273505,263843,284793,260388,266717,250617,304115,259658,281332,290110,239520,241483,265145,277951,289466,290469,251463,283566,249962,246470,304886,263178,239388,248826,294384,288977,287193,289181,289375,297471,259398,277642,288250,314649,291757,315138,259735,288348,256465,293534,245426,310886,238909,240885,248585,283132,279513,286899,286241,315949,254609,300019,259749,288812,271091,265127,245714,302608,289918,283151,245112,243060,240637,245104,298478,249275,310391,300247,301513,247627,239360,273307,293340,303916,247018,262434,248468,305775,310084,296231,289222]</text:p>
          </table:table-cell>
        </table:table-row>
        <table:table-row table:style-name="ro1">
          <table:table-cell office:value-type="float" office:value="9326" calcext:value-type="float">
            <text:p>9326</text:p>
          </table:table-cell>
          <table:table-cell office:value-type="string" calcext:value-type="string">
            <text:p>Representative to the 118th United States Congress - District 8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4956" calcext:value-type="float">
            <text:p>4956</text:p>
          </table:table-cell>
          <table:table-cell office:value-type="string" calcext:value-type="string">
            <text:p>Regent of the University of Colorado - Congressional District 8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string" calcext:value-type="string">
            <text:p>Adams County Sheriff - DEM</text:p>
          </table:table-cell>
          <table:table-cell office:value-type="string" calcext:value-type="string">
            <text:p>[283366,255582,254995,243867,256269,277787,264256,286970,268614,250677,304969,309677,262493,304973,240345,278934,293715,311467,278353,250019,292627,289999,299561,289467,256949,312278,250861,298390,298801,289265,312439,272948,315368,270858,240932,311066,309532,289327,245094,314424,273412,291029,260288,240467,263399,290384,280777,282420,302102,314828,273123,293403,302817,278993,287152,293882,261378,307379,301531,288321,241056,300958,276103,264238,277827,308197,245719,279307,257371,298566,276087,279542,279320,300156,264790,311810,250680,254815,258256,262361,275910,279772,256588,285133,244411,300187,275925,299812,278202,291499,288323,275053,278015,277520,265215,302599,244411,258972,245477,287909,305110,310749,251616,290232,259268,256443,256144,277062,253960,239379,247423,287590,290942,241879,284196,284793,304115,265145,290469,246470,294384,291757,286241]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State Representative - District 34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6103" calcext:value-type="float">
            <text:p>6103</text:p>
          </table:table-cell>
          <table:table-cell office:value-type="string" calcext:value-type="string">
            <text:p>State Board of Education Member - Congressional District 8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Eagle County - United States Senator - REP</text:p>
          </table:table-cell>
          <table:table-cell office:value-type="string" calcext:value-type="string">
            <text:p>[326915,319429,318271,326271,318952,317211,326005,323800,318161,319856,318804,320323,318706,324650,323144,322835,318436,319308,325599,321449,319934,317661,317778,325374,325596,317124,319980,321508,326830,318760,326834,322442,323651,322879,323278,325110,324427,325097,327188,319994,325481,326369,326259,318139,326453,323897,324664,325070,325321,318524,320636,319998,326232,324020,317993,320868,317799,324265,325005,323317,325680,319594,320022,324956,325364,319692,323663,322095,323353,322692,323146,319986,320307,320498,321603,321957,319549]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Routt County - United States Senator - REP</text:p>
          </table:table-cell>
          <table:table-cell office:value-type="string" calcext:value-type="string">
            <text:p>[38147,39404,32788,31658,37755,34682,38640,39034,34249,32495,31628,33765,36847,33942,34198,39644,35202,36171,32823,33719,37666,32594,38626,35544,33004,36737,31581,32187,36744,33575,33705,34550,31704,36592,36813,34224,37313,39034,33914,35555,32722,33074,33779,31969,36304,34771,38982,36704,33266,38418,36831,34673,36761,37284,33722,38694,35483,35827,33649,34228,39511,34027,39356,39281,38315,31595,32354,33475,33460,32799,37934,36769,36998,38922,33596,38255,35829,33440,35124,37018,37259,40121,33774,39996,37278,32558,36058,39033,32707,37790,32318,32109,33293,31827,37450,40053,31975,39305,39288,32754,37074,37809,31466,39052,39534,38066,36595,38172,38938,36569,35532,36586,39303,38866,37942,38335,37018,32027,37928,35852,37324,36757,35133,36575,35515,31829,36511,35179,36222,36122]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Garfield County - United States Senator - REP</text:p>
          </table:table-cell>
          <table:table-cell office:value-type="string" calcext:value-type="string">
            <text:p>[100358,101672,103417,107559,106849,109933,103313,105258,109695,107315,112311,111732,109200,100014,111821,102937,104584,107425,112269,108648,101695,107732,108277,105643,108101,110754,106523,111183,102368,112142,109169,106870,106828,101251,106566,106504,110682,101740,106315,102080,107686,106858,106751,108944,105665,111707,102889,100158,99028,105445,107349,98826,106189,111752,106001,106961,110769,108774,108736,112115,108675,110467,103908,112559,111496,106401,105599,103275,100970,108183,108229,112423,99525,105058,100860,106261,104666,112097,110378,107234,103189,101221,102300,111685,99373,108372,104279,107290,110448,110301,106424,105344,107382,110786,107564,105536,111227,111817,103696,101439,109620,105615,106965,112491,101056,105605,109133,103271,110232,109463,105323,100903,111444,106291,111415,108336,99832,101809,106762,111458,108838,107271,98908,105585,106041,108672,109858,107533,108883,106524,102128,109648,108106,101143,102101,107526,106852,106931,102306,100024,106432,105065,104529,106700,106159,106517,100453,104935,101965,100491,104250,101204,102482,104701,102125,103802,102903,106467,100977,98684,102689,105412,103214,101947,102422,103653,99504,99310,102184,102842,99020,100391,99542,99535,100764,99687,99110,98905]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Garfield County - State Representative - District 57 - DEM</text:p>
          </table:table-cell>
          <table:table-cell office:value-type="string" calcext:value-type="string">
            <text:p>[100358,101672,103417,107559,106849,109933,103313,105258,109695,107315,112311,111732,109200,100014,111821,102937,104584,107425,112269,108648,101695,107732,108277,105643,108101,110754,106523,111183,102368,112142,109169,106870,106828,101251,106566,106504,110682,101740,106315,102080,107686,106858,106751,108944,105665,111707,102889,100158,99028,105445,107349,98826,106189,106001,106961,103908,106401,105599,103275,100970,99525,105058,100860,106261,104666,103189,101221,102300,99373,104279,101439,101056,100903,99832,98908]</text:p>
          </table:table-cell>
        </table:table-row>
        <table:table-row table:style-name="ro1">
          <table:table-cell office:value-type="float" office:value="60919" calcext:value-type="float">
            <text:p>60919</text:p>
          </table:table-cell>
          <table:table-cell office:value-type="string" calcext:value-type="string">
            <text:p>Representative to the 118th United States Congress - District 1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Regent of the University of Colorado - Congressional District 1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9071" calcext:value-type="float">
            <text:p>9071</text:p>
          </table:table-cell>
          <table:table-cell office:value-type="string" calcext:value-type="string">
            <text:p>Weld County Commissioner - At-Large - REP</text:p>
          </table:table-cell>
          <table:table-cell office:value-type="string" calcext:value-type="string">
            <text:p>[535134,503040,492719,502801,490659,526017,515377,490355,539052,521554,516812,515355,535144,528057,514166,538928,502023,530895,527036,488812,505712,494687,529143,502346,519689,515698,508239,530486,510151,510169,532969,515591,518130,499204,532611,496567,516898,534954,508479,524440,528978,501792,497943,498073,529731,526852]</text:p>
          </table:table-cell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string" calcext:value-type="string">
            <text:p>Boulder County - United States Senator - REP</text:p>
          </table:table-cell>
          <table:table-cell office:value-type="string" calcext:value-type="string">
            <text:p>[358473,367595,397609,362888,417845,378596,386794,407871,375897,357033,365980,404775,377024,348544,414744,350027,355248,406272,356229,390341,399458,374381,387473,356415,378354,409456,381434,390673,385532,373811,372478,351336,343842,410459,361229,380702,353782,404890,349933,404120,367743,378862,374391,406336,344865,396275,400326,365940,406394,391150,404264,345020,414310,410098,368655,386669,373903,404064,378791,367280,410987,415294,351369,402199,412284,381323,380781,373308,391812,348468,340782,372881,394769,409941,420156,401798,364652,397728,359492,350345,366022,403325,396565,363361,420257,403582,396437,362617,406921,379178,410966,349932,339821,357421,354431,378562,381148,405495,352842,361528,377116,403543,395086,404314,411721,408612,341696,402002,350750,369235,398444,383776,361319,383044,401573,350477,382283,411345,418165,376207,386833,348403,378317,349445,343403,407610,419215,342894,414088,364383,416048,388174,387532,346668,342197,346398,416760,362754]</text:p>
          </table:table-cell>
        </table:table-row>
        <table:table-row table:style-name="ro1">
          <table:table-cell office:value-type="float" office:value="23162" calcext:value-type="float">
            <text:p>23162</text:p>
          </table:table-cell>
          <table:table-cell office:value-type="string" calcext:value-type="string">
            <text:p>Boulder County Sheriff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Las Animas County Clerk and Recorder - DEM</text:p>
          </table:table-cell>
          <table:table-cell office:value-type="string" calcext:value-type="string">
            <text:p>[117040,117600,116211,115823,113977,117433,115418,116046,117118,116490,115720,116836,117337,114022,114416,114062,115939,117484,116842,116723,114805,115332,114178,116524,117926,116387,117228,115532,114783,116500,116906,117052,117910,117365,116100,117768,115340,115681,114244,114299,116774,116973,117505,115693,117910,117338,116226,117927,117204,117773,117503,115517,117298,117782,115648,114173,116208,114347,116227,115654,116658,114856,117121,116076,117003,116505,116294,116945,116303,116865,117647,117350,117151,116204,117846,116545,117208,115795,116815,114124,113977,117461,116445,114577,114092,116903,116786,116736,116827,116788,115764,115764,115397,116316,115449,116406,115879,116029,114667,115562,114799,114315,114918,114302,114799,114810,114945,115262,115199]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Las Animas County - United States Senator - REP</text:p>
          </table:table-cell>
          <table:table-cell office:value-type="string" calcext:value-type="string">
            <text:p>[117040,117600,116211,115823,113977,117433,115418,116046,117118,116490,115720,116836,117337,114022,114416,114062,115939,117484,116842,116723,114805,115332,114178,116524,117926,116387,117228,115532,114783,116500,116906,117052,117910,117365,116100,117768,115340,115681,114244,114299,116774,116973,117505,115693,117910,117338,116226,117927,117204,117773,117503,115517,117298,117782,115648,114173,116208,114347,116227,115654,116658,114856,117121,116076,117003,116505,116294,116945,116303,116865,117647,117350,117151,116204,117846,116545,117208,115795,116815,114124,113977,117461,114244,116445,114577,118001,114092,118046,116903,117542,116786,117635,116736,116827,116788,116916,117678,115764,115764,115397,117749,116316,115449,116406,117404,117548,116473,115879,117279,116029,114667,114133,115562,116838,117193,114799,114315,116857,116205,116111,114918,114302,114799,114810,114945,115262,115712,115568,116258,115199,116037,116270,115458,116032,116092,114758,115556,114490,115103,115625,114589,113982,113929,115311,114459,114671,114704,114960,113971,114845,114755,115376,114317,114981,114586,114396,114690]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Rio Blanco County Commissioner District 1 - REP</text:p>
          </table:table-cell>
          <table:table-cell office:value-type="string" calcext:value-type="string">
            <text:p>[336100,338172,338445,336986,337070,337297,337586,336832,337364,337709,337314,337548,337731,336802,336237,338201,337158,337008,336795,336293,337252,336223,336376,337161,336219,336571,337753,338206,337836,338054,337643,337645,338262,337758,336415,336802,336787,337820,337358,336786,336882,338321,338318,337749,337409,336617,336765,338247,336784,337832,337846,338017,337315,337980,336906,337999,337766,336649,336556,337470,337484,337992,338099,337918,337859,338118,337987,337028,336941,336843,336101,337972,338095,337558,337312,337725,337323,338260,338425,337847,337894,336570,338388,337367,337578,336189,336638,336711,338165,336493,337488,337908,337718,336491,337379,337528,338363,337924,337151,338220,337228,337346,337666,337150,337672,336419,337396,337944,336224,337661,337658,337755,337786,337429,337754,336138,336424,336720,336174,337528,336554,336968,336459,337375,337561,336220,337290,336800,336655,336856,337258,337097,336731,337191,336356,336839,336451,336431,336115,336592,336895,336113,336427,336126,336475,336337,336593,336366]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io Blanco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Archuleta County Commissioner District 3 - REP</text:p>
          </table:table-cell>
          <table:table-cell office:value-type="string" calcext:value-type="string">
            <text:p>[222247,218812,218138,219493,219376,220414,221829,217604,221095,218392,221944,219376,222235,220147,218437,221787,218398,219278,222302,219399,220891,219919,222457,217735,217699,221219,218845,220101,219316,218134,221042,219975,219042,217938,222373,220434,218604,221873,218323,221029,217628,217809,217718,218180,218637,221524,218805,218310,221736,218136,218898,222230,221325,222317,218895,217834,218348,219318,222502,222428,217794,218333,221449,218090,221249,221437,222119,222474,222001,218080,218743,218694,219517,219481,218804,219192,219636,218073,218768,220605,222338,221568,218830,221286,222323,218842,218861,220399,219829,218728,222501,218199,222202,222081,221858,221117,221606,222110,221892,222120,221207,217988,219551,222341,221067,220489,219748,220451,220387,219792,217596,221826,221986,217949,220702,222034,221155,221037,220323,220543,220982,221400,221802,221353,220837,220063,219855,220286,221058,220706,220614,220379,220150,219754,220118,217761,219547]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Archuleta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Weld County - United States Senator - REP</text:p>
          </table:table-cell>
          <table:table-cell office:value-type="string" calcext:value-type="string">
            <text:p>[535134,503040,492719,502801,490659,526017,515377,490355,539052,521554,516812,515355,535144,528057,514166,538928,502023,530895,527036,488812,505712,494687,529143,502346,519689,515698,508239,530486,510151,510169,532969,515591,518130,499204,532611,496567,520047,516898,515150,534954,533066,525555,508479,524440,528978,517008,533303,523396,540667,490155,501792,492755,518973,511259,523932,509364,507263,497943,526254,512473,488024,528579,512588,517690,535629,492453,511633,514723,498073,520955,529731,493871,496865,536264,525732,526852,491587,539785,488807,490434,518486,499708,492216,516825,521805,513880,533445,501693,508070,519109,502421,502680,516826,518505,507443,519031,503921,506773,529987,526165,534917,516794,524024,512101,528514,487993,527324,533648,525319,523580,489468,512904,521654,498045,513486,490677,498935,528750,503181,519587,524809,512257,527695,520605,538321,541004,522529,509826,541813,515129,539100,499108,495599,514262,529788,508266,517621,492132,501698,524594,531362,519331,503911,512650,514614,510956,537714,494367,541953,508556,529161,495260,512629,534713,495838,530361,505805,493264,494339,541696,503951,502622,495765,509938,492113,528299,520142,521572,514069,491148,537405,489721,501517,518674,530122,497308,505102,531968,495140,511167,502856,488835,539133,531501,488217,501883,533702,497307,522568,492603,531080,520777,500748,530599,526968,540982,524431,525685,509072,517917,507902,497996,526596,532839,489863,542359,492187,516274,524022,515278,488954,506892,526310,488283,506004,498440,524361,518466,507144,512498,488176,533298,507612,522860,532002,539987,515230,503449,518429,496249,499881,517112,491198,525035,538701,498442,517327,500132,536727,538888,502723,490606,530401,536200,493637,496803,508545,518415,509712,489306,536701,533926,537145,488614,492228,524973,496001,502366,497523,527571,499313,515951,540354,514022,489297,510918,534516,497103,511785,537147,497260,537374,504275,509606,537468,515609,504914,494671,504384,518213,535444,495648,506682,494764,540402,539176,500462,510164,517123,519125,493462,524614,508659,500362,487418,517845,529439,534798,534164,501685,491281,515757,534272,528821,503281,494980,499962,499871,527168,510451,502288,500380,517380,490124,508500,506258,510433,504055,527164,529539,534004,494237,542115,499901,487397,505263,508753,495076,500114,522107,541475,533618,529556,493158,534052,541428,522055,522102,525043,524459,489586]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Fremont County - United States Senator - REP</text:p>
          </table:table-cell>
          <table:table-cell office:value-type="string" calcext:value-type="string">
            <text:p>[650834,640994,646176,656428,656695,649623,659102,644992,644317,645925,641887,650971,656995,658920,652401,644039,655836,644387,642044,641129,654417,641959,644597,655559,660126,642403,655521,660157,651398,647947,641169,649055,643237,644330,642647,657909,651601,654837,653094,651861,645329,657073,658330,643348,659517,653851,645758,657163,656699,659617,643059,640945,656262,645246,654500,656432,653727,654279,650860,655135,647468,655741,653868,654973,646358,647537,648073,646650,649223,650027,645365]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Mesa County Clerk and Recorder - REP</text:p>
          </table:table-cell>
          <table:table-cell office:value-type="string" calcext:value-type="string">
            <text:p>[483078,456962,444059,460383,442160,468808,481420,442420,439979,483882,452406,444555,478971,461761,484810,451506,472916,473498,454831,463075,452123,442909,459385,444965,471880,456977,479139,456838,468994,458713,467452,456154,456704,459418,461352,446912,460707,447583,460873,485041,468542,479585,482386,442134,462967,460895,460546,480420,473705,464945,446136,472225,441445,463093,444145,482803,441885,482734,466571,484976,441124,471927,459822,440620,444779,481798,451242,443839,478646,470872,444120,440173,442869,471902,439998,442711,463627,456336,442955,454328,474596,463041,484492,443872,446000,446372,459033,444288,479743,460138,466023,440996,440725,460705,453086,461971,459924,441920,466756,443094,482057,454271,462379,481040,440234,478715,472795,471205,443436,471444,485353,442505,474327,466912,475397,474810,441446,451193,476676,446137,483992,444033,484573,485281,447534,482068,450997,476912,472946,476486,472351,464301,484398,481142,478648,461990,461226,457680,479989,470576,457083,447232,481738,471571,446521,482461,449024,484326,450563,442458,458198,442640,454941,448342,458718,483150,460606,466284,474045,472627,463661,451000,482765,472337,477381,473022,446247,461371,457169,455510,453268,464063,445717,466206,477926,471854,468767,460774,474051,455257,472776,446186,467443,458934,446858,446950,461998,468457,451254,462450,468717,449665,470528,464264,463513,441242,467794,462485,464094,458609,441484,454279,465598,461624,464665,451391,462077,452781,456641,452966,448541,447641,453713,457057,450672,453047,450901,455110,459556,460362,445608,457707,451711,441204,440883,456284,440780,450659,449835,447872,440791]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Mesa County - Representative to the 118th United States Congress - District 3 - DEM</text:p>
          </table:table-cell>
          <table:table-cell office:value-type="string" calcext:value-type="string">
            <text:p>[483078,456962,444059,460383,442160,468808,481420,442420,439979,483882,452406,444555,478971,461761,484810,451506,472916,473498,454831,463075,452123,442909,459385,444965,471880,456977,479139,456838,468994,458713,467452,456154,456704,459418,461352,446912,460707,447583,460873,485041,468542,479585,482386,442134,462967,460895,460546,480420,473705,464945,446136,472225,441445,463093,444145,482803,441885,482734,466571,484976,441124,471927,459822,440620,444779,481798,451242,443839,478646,470872,444120,440173,442869,471902,439998,442711,463627,456336,442955,454328,474596,463041,484492,443872,446000,446372,459033,444288,479743,460138,466023,440996,440725,460705,453086,461971,459924,441920,466756,443094,482057,454271,462379,481040,440234,478715,472795,471205,443436,471444,485353,442505,474327,466912,475397,474810,441446,451193,476676,446137,483992,444033,484573,485281,447534,482068,450997,476912,472946,476486,472351,464301,484398,481142,478648,461990,461226,457680,479989,470576,457083,447232,481738,471571,446521,482461,449024,484326,450563,442458,458198,454941,448342,458718,460606,466284,474045,472627,463661,451000,472337,477381,473022,446247,461371,457169,455510,453268,464063,445717,466206,471854,468767,460774,474051,455257,472776,446186,467443,458934,446858,446950,461998,468457,451254,462450,468717,449665,464264,463513,441242,462485,464094,458609,441484,454279,461624,451391,462077,452781,456641,452966,448541,447641,453713,457057,450672,453047,450901,455110,445608,451711,441204,440883,440780,450659,449835,447872,440791]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State Representative - District 55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2841" calcext:value-type="float">
            <text:p>12841</text:p>
          </table:table-cell>
          <table:table-cell office:value-type="string" calcext:value-type="string">
            <text:p>Mesa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string" calcext:value-type="string">
            <text:p>Larimer County Sheriff - REP</text:p>
          </table:table-cell>
          <table:table-cell office:value-type="string" calcext:value-type="string">
            <text:p>[170028,180926,170655,184295,179181,191756,166104,166966,142770,212832,138842,191219,162603,179741,204064,143332,154867,214721,210610,140047,155387,163145,194402,169342,180803,152695,182139,143334,174820,203412,188743,179155,190069,189568,209122,143296,208457,160708,182911,191593,192985,183509,169123,185147,136673,171204,194351,152234,196888,152641,195043,178472,156945,181687,199654,199315,143504,139599,168665,192796,143327,176365,174100,180188,192734,153076,198497,167329,189616,147966,188729,210089,169681,161905,153376,207856,202872,175570,180280,214641,146648,184606,207788,147608,208720,166158,137994,145837,152545,177570,214633]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State Representative - District 51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Elbert County - United States Senator - REP</text:p>
          </table:table-cell>
          <table:table-cell office:value-type="string" calcext:value-type="string">
            <text:p>[230343,226630,227608,230039,233268,229138,226690,226751,230954,229706,232742,227674,232646,230791,226492,230227,232715,226734,230619,233858,228859,229072,233738,226110,225680,229646,231172,228505,228554,233226,225784,229234,227229,232144,231526,230247,232603,226943,229551,229007,227505,227765,229905,232616,230119,225985,227314,229497,226916,229998,230245,232017,230390,226788,231294,228774,229701,226797,228924,233223,233716,230670,232081,230320,229338,231394,229856,233386,229988,226132,229005,225499,228516,233746,229502,225565,231753,230391,229142,228959,227365,227002,225790,233606,227437,225745,229384,230243,231232,232072,230334,230073,227446,228702,227629,232161,226464,231789,233267,229056,228026,225851,229178,230103,230440,230170,228180,232176,231687,225881,230209,227482,225789,225759,225898,226007,232816,227110,231421,226184,226807,230033,230281,228348,229662,230889,227616,233356,227194,229340,232907,231985,232092,226279,229737,230333,228237,229659,231204,233169,226818,229054,226555,226919,228146,230165,229698,229493,233397,227876,232328,229158,229904,226679,229078,229632,226145,231405,230219,230175,229654,226512,230932,226884,229093,233115,225499,229936,225988,231806,233493,228518,226225,225544,227626,232297,233278,231529,227229,229984,227575,228228,226470,233065,226957,228864,225837,233237,227240,229441,231665,230091,228647,225993,228243,227257,229181,230340,230243,225437,232927,228202,229006,232565,228784,227298,228337,225875,229776,231791,226147,233164,232694,233891,227919,233037,227501,227845,226109,227766,227252,225809,229174,227483,228787,233350,233679,227992,233184,225549,229919,227231,229176,227863,226887,230567,225458,231712,226567,227615,230016,233130,230010,225943,226242,231826,229160,225811,231314,232396,228799,231704,228577,226741,228536,232686,226776,226952,227963,228406,230401,231642,227481,227521,230772,232766,228257,228716,232668,227160,228616,225592,227540,233606,233638,233188,227077,230880,226586,228466,231870,228152,226331,232370,227534,230509,226175,233501,233813,226226,226182,233102,225916,226811,233023,231321,233813,233513,226283,232051,225568,226528,225875,230820,226397,233870,231039,230942,226293,230862,226886,230532,232002,233877,232569,226065,230595,232657,233002,231895,232568,225513,225964,230548,233311,231442,226164,233310,232265,231175,226064,230682,233413,233243,230430,225447,231881,233031,232792,231461,233060,232728,231268,231452,225942,230825,231531,226023,226116,231113,232517,232330,232196,231366,231065,231717,230487,230448,231010,230444,230591,225877,230456]</text:p>
          </table:table-cell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string" calcext:value-type="string">
            <text:p>Douglas County Clerk and Recorder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string" calcext:value-type="string">
            <text:p>State Representative - District 44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tate Senator - District 27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string" calcext:value-type="string">
            <text:p>State Representative - District 43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Douglas County Sheriff - REP</text:p>
          </table:table-cell>
          <table:table-cell office:value-type="string" calcext:value-type="string">
            <text:p>[1155821,1078490,1140084,1102606,1115837,1162450,1083822,1116291,1139398,1119763,1079393,1153823,1151557,1162321,1118899,1103895,1115783,1126794,1117219,1112615,1124084,1134453,1117183,1147025,1121787,1156463,1152181,1118527,1148498,1156029,1102711,1120778,1157526,1080410,1150403,1148286,1122653,1148867,1081222,1141196,1149770,1092097,1114331,1107398,1092173,1096286,1149531,1145959,1151439,1134554,1158555,1121361,1139060,1097167,1097514,1087794,1143720,1128723,1118631,1136950,1148207,1125081,1155101,1093625,1117061,1162628,1148558,1143913,1146579,1139446,1146260,1103259,1096847,1082362,1141367,1099913,1159240,1140927,1131145,1142296,1151624,1131652,1104945,1096985,1077845,1136861,1126748,1133384,1108275,1146441,1093158,1128452,1091920,1150083,1101150,1152810,1132314,1103123,1148463,1131040,1117456,1124530,1131131,1084254,1125453,1148892,1161935,1086964,1161147,1102081,1118595,1122510,1098490,1095250,1162253,1127213,1080677,1084468,1161514,1155013,1106464,1145953,1139063,1114979,1148730,1154020,1139410,1099130,1139441,1161695,1129958,1124680,1162498,1156388,1104722,1114904,1156971,1123471,1161487,1162508,1142473,1145737,1114605,1128750,1156354,1158357,1115159,1145752,1128905,1082899,1147355,1105470,1101100,1144108,1097289,1139423,1134200,1115793,1162956,1138763,1152928,1114767,1131781,1077313,1104186,1075939,1101961,1096914,1098682,1148818,1149821,1136374,1151725,1152669,1102057,1089766,1118042,1128842,1162673,1154095,1137896,1105412,1158570,1137302,1152254,1101708,1143004,1106240,1152930,1083922,1105647,1114091,1150835,1098595,1140276,1090927,1095247,1161880,1136961,1135861,1130922,1121652,1135266,1118357,1112156,1152786,1119751,1155609,1128026,1150040,1162481,1162504,1149105,1158670,1120238,1113138,1089828,1078846,1154797,1147154,1100457,1130890,1075374,1101370,1119824,1118341,1144078,1138047,1143325,1137623,1130875,1125658,1144379,1106749,1141996,1119571,1146253,1081401,1075610,1130503,1155998,1090595,1090055,1141122,1150194,1148573,1127323,1079114,1113539,1124411,1153082,1127366,1141652,1085364,1147708,1157340,1158131,1112730,1075792,1077173,1151873,1154042,1085242,1111532,1146907,1138222,1135373,1090613,1162790,1115593,1102966,1075146,1153638,1140886,1139320,1111169,1077933,1120947,1160750,1133236,1160077,1151219,1155714,1128353,1155780,1142842,1144627,1083152,1118988,1120276,1124768,1126585,1129559,1160865,1124791,1156517,1099845,1133802,1153040,1112556,1105520,1113819,1124977,1106051,1144678,1078411,1142679,1146575,1104929,1126800,1090227,1158931,1080990,1160684,1147391,1104488,1124764,1081621,1130531,1157854,1111367,1163269,1129833,1153064,1142426,1116601,1107797,1105098,1135440,1076315,1136185,1143310,1162389,1131194,1075898,1149406,1112926,1107369,1076615,1156526,1153403,1152781,1150341,1162715,1085734,1146448,1078336,1137201,1105021,1096761,1085326,1150133,1124453,1143499,1084334,1125651,1089693,1115218,1112126,1133536,1125565,1121743,1142203,1140264,1117509,1162324,1094405,1143595,1144143,1144790,1162317,1156510,1141507,1129072,1083619,1124373,1140981,1145826,1149299,1142217,1162198,1162272,1096073,1158421,1081793,1115531,1135819,1131764,1136114,1088423,1115464,1154383,1144369,1095414,1106325,1109555,1126609,1134177,1110698,1075664,1114326,1104846,1147122,1154848,1156751,1154368,1151841,1133954,1152399,1093947,1149659,1107490,1117997,1112946,1136227,1104351,1123364,1099539,1160889,1142493,1139269,1144395,1075085,1122106,1113852,1112659,1131732,1097912,1147712,1146360,1103845,1131083,1081222,1142208,1099164,1135955,1087338,1120371,1116521,1127090,1123072,1131981,1137564,1075365,1131524,1148831,1159020,1120504,1146019,1150501,1131325,1142837,1090415,1110732,1160328,1109452,1148782,1162155,1135357,1089173,1133632,1145918,1075596,1150484,1101011,1122663,1160466,1146688,1142404,1162671,1157918,1137754,1144223,1089047,1091497,1157394,1106800,1162472,1151763,1114578,1078910,1096864,1132942,1149021,1137702,1161212,1076506,1150326,1115098,1153655,1081495,1130546,1160543,1158524,1135392,1105278,1150292,1132889,1156212,1138689,1155884,1108073,1156273,1125233,1149604,1127774,1158253,1144191,1121826,1132279,1092991,1144086,1157819,1143103,1156559,1147792,1157186,1155279,1115217,1161501,1131026,1134810,1135034,1115722,1150351,1147065,1112561,1118500,1135994,1141793,1102286,1160554,1127685,1152892,1095016,1077976,1138833,1110988,1104695,1090384,1139533,1121108,1123931,1158440,1107001,1123399,1120570,1114767,1132963,1136279,1090651,1118639,1159524,1087697,1090090,1142695,1116558,1143294,1089082,1106876,1136289,1139341,1095652,1143498,1095178,1139405,1149635,1095857,1154621,1159012,1129699,1159866,1128763,1077041,1110047,1117228,1130147,1131067,1161603,1138567,1114583,1125488,1076610,1088619,1087568,1161219,1143013,1133103,1099157,1155848,1153836,1117486,1079802,1135958,1161896,1159451,1154969,1099427,1140701,1117168,1149728,1117454,1075421,1143322,1132283,1154382,1085997,1109491,1163227,1125686,1161193,1092727,1131365,1161998,1154299,1138297,1114264,1133131,1153034,1138249,1160513,1077634,1157526,1126756,1101785,1083799,1129428,1149146,1107156,1097372,1104201,1147862,1161228,1082122,1147128,1137640,1095458,1135914,1161954,1153872,1155879,1078516,1157564,1098677,1155199,1123347,1163287,1142828,1117212,1154196,1123898,1125933,1154953,1162748,1113428,1087004,1124911,1139738,1089356,1148238,1082843,1137439,1150106,1087779,1149577,1137949,1092477,1083825,1126390,1160431,1151316,1085266,1086419,1157806,1077557,1118051,1152269,1117887,1159127,1122367,1156381,1112526,1082848,1110654,1137695,1112365,1144832,1126308,1139972,1154454,1155313,1083974,1128638,1139423,1130534,1131679,1122211,1078868,1148552,1137398,1157741,1136605,1077776,1128702,1077918,1136941,1148317,1096486,1148141,1153366,1119004,1152402,1094269,1101343,1086947,1148201,1101792,1121116,1121725,1099078,1131677,1141612,1133366,1135397,1131152,1119278,1125591,1150189,1139431,1142924,1113857,1133584,1150833,1107210,1099580,1148462,1149455,1109432,1134111,1099717,1111206,1075340,1147012,1105160,1132764,1102271,1146956,1139966,1110740,1147313,1095432,1126652,1077111,1084889,1103269,1089848,1142105,1132617,1110214,1103761,1099421,1128300,1087362,1146834,1079518,1139700,1083404,1140508,1137870,1082905,1115232,1129591,1111619,1131314,1117641,1143370,1132248,1089245,1118351,1097339,1130658,1083245,1114343,1138988,1136887,1115733,1128959,1103949,1127739,1104720,1138842,1113545,1137388,1120183,1077708,1121086,1121413,1133391,1124765,1120025,1130506,1098914,1077657,1086113,1114110,1118738,1086842,1085185,1129791,1104220,1120837,1115253,1135199,1114961,1137777,1099720,1109312,1113982,1104385,1125924,1127433,1079337,1103375,1126904,1092876,1131381,1104865,1122799,1084146,1075590,1137417,1092506,1127292,1120545,1115290,1093394,1111520,1097290,1137237,1095595,1088101,1113919,1117476,1089205,1112197,1123120,1079507,1124898,1074825,1118674,1081697,1089246,1080745,1088361,1132197,1103293,1115132,1119192,1094081,1096290,1112548,1107367,1104323,1099724,1114340,1123009,1111735,1124642,1109461,1075869,1089525,1091455,1123541,1086789,1090868,1127160,1114898,1095766,1097691,1114074,1116821,1085850,1096241,1127459,1105357,1101387,1107973,1083084,1122826,1075697,1092142,1126075,1099782,1123660,1086287,1088338,1110898,1118279,1088589,1105899,1088801,1110773,1114526,1079491,1104117,1079113,1097198,1121225,1100895,1104856,1121889,1090692,1098015,1109286,1112592,1116552,1094078,1115876,1106611,1116370,1100288,1108305,1109640,1086858,1119081,1089695,1118671,1097685,1090271,1092243,1083711,1116008,1097667,1106482,1112503,1104248,1081656,1114522,1075520,1098531,1092377,1094200,1110689,1096577,1101839,1103276,1086903,1090397,1082623,1101402,1076984,1113647,1109626,1103759,1088938,1080430,1087491,1076409,1098435,1085425,1111332,1091362,1102609,1108765,1096962,1107551,1107839,1088943,1075096,1105863,1089657,1092212,1086429,1087296,1095112,1083167,1103472,1090260,1094062,1088270,1100220,1092256,1082019,1096116,1084429,1085944,1081469,1091311,1092692,1093965,1093015,1093677,1089616,1089249,1078408,1091871,1095739,1089169,1095065,1088399,1080311,1087601,1077935,1081669,1088067,1088393,1085696,1090599,1089547,1087837,1078703,1075472,1083348,1085539,1087979,1085139,1084450,1078107,1082208,1080242,1080192,1080464,1077179]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Broomfield County - United States Senator - REP</text:p>
          </table:table-cell>
          <table:table-cell office:value-type="string" calcext:value-type="string">
            <text:p>[423389,422831,426359,421888,430104,423194,428249,430399,434625,434953,435722,423356,432753,427979,428015,433974,424156,425368,435296,430897,424439,432122,438646,434193,430705,435051,432203,424396,426610,436459,425089,426688,426676,423217,430962,434911,437476,431537,438735,425915,438220,432876,438677,431568,438722,429366,422525,429678,435763,422228,426289,435032,433815,427411,428100,428853,422035,421935,430443,428672,421987,421724,426677]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Montrose County - United States Senator - REP</text:p>
          </table:table-cell>
          <table:table-cell office:value-type="string" calcext:value-type="string">
            <text:p>[824530,838231,840662,824122,823401,830844,824019,842160,832039,841908,818748,827926,825102,825076,828058,840491,837266,828062,838718,823961,825494,829432,823693,827050,818710,839249,829778,825648,829187,843510,831207,840891,837467,841863,832044,818864,822666,841090,824030,831212,823537,841580,819758,843320,825399,836528,841267,823492,834341,828217,832896,842780,823852,841401,833217,841992,840074,838951,834297,840353,834109,829015,836359,828198,833477,827595,831042,819163,828408,819145]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Yuma County Commissioner - District 1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Yuma County Sheriff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Yuma County - United States Senator - REP</text:p>
          </table:table-cell>
          <table:table-cell office:value-type="string" calcext:value-type="string">
            <text:p>[854402,855188,855523,854395,855187,855645,855751,854512,856330,856007,854596,854613,854214,855802,855474,854323,856007,855891,855414,855078,855394,855954,854234,856452,856285,854439,855495,856068,854572,854210,855071,855846,855331,855680,853973,854709,854474,855241,856020,854990,855215,856352,856088,855900,854228,855874,854412,855104,855449,855783,855662,855090,855915,854616,854803,854694,854077,855432,853792,855451,854090,854897,854362,855479,855607,855864,855589,855126,855954,855337,855781,853989,855942,855776,854672,853931,854769,853963,854252,854762,854160,855834,854061,855282,855576,855481,855042,854643,854552,855616,855222,854642,855568,854925,855114,856310,854358,856344,855105,853804,855187,854396,853796,856315,855003,854013,854212,856432,853970,854348,854274,854021,854362,856197,856362,854404,856154,853762,856296,856178,853975]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Arapahoe County Commissioner - District 4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6325" calcext:value-type="float">
            <text:p>6325</text:p>
          </table:table-cell>
          <table:table-cell office:value-type="string" calcext:value-type="string">
            <text:p>Arapahoe County - State Senator - District 27 - REP</text:p>
          </table:table-cell>
          <table:table-cell office:value-type="string" calcext:value-type="string">
            <text:p>[776818,826166,769873,835852,780491,786794,739952,755819,787509,744387,804639,730918,830977,796190,802243,724501,767068,739868,734511,756779,816788,777029,742573,796015,809647,839135,790147,766867,787525,745420,772879,741098,738645,748622,807911,750877,822749,730259,759613,736996,812962,722343,807338,786555,800893,750669,749967,836837,764653,734815,725930,777919,796885,768276,788591,819073,778844,813815,737529,794395,768981,777711,803512,760754,736962,830691,747371,810718,756755,749398,749886,759685,831824,725734,743130,842917,737377,725897,830549,764230,795409,807251,756571,806695,726140,721499,752884,833517,729894,753150,833686,799945,759802,803008,807301,827257,789393,735772,755510,759191,770380,733299,761995,760826,784934,789579,725212,817461,791648,826843,731763,828327,769039,756093,774930,780663,742056,836636,803374,822269,776857,734397,781398,764912,767796,787298,767312,722882,788815,745059,725747,794199,773178,757155]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Arapahoe County Commissioner - District 2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tate Representative - District 42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Montezuma County - United States Senator - REP</text:p>
          </table:table-cell>
          <table:table-cell office:value-type="string" calcext:value-type="string">
            <text:p>[850542,851004,851025,847626,846191,850694,847791,848169,847902,851434,847455,848776,852458,846175,852687,852735,846757,847433,853159,846052,850651,848130,847321,849789,851954,847120,850057,852639,851739,849994,851848,851123,852764,849997,852568,850288,851685,852045,849072,850791,852653,847051,851758,848416,850797,847178,847206,850772,848244,853048,852605,851209,847492,853476,846092,850411,851784,847139,846500,851975,847230,850746,850275,851864,853051,850968,851829,853109,846365,852243,852598,852317,852013,849429,849544,850895,850589,849355,846339,849103,846386,849613,849654,848981]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ontezuma County Commissioner District 1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State Representative - District 17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State Senator - District 11 - DEM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6537" calcext:value-type="float">
            <text:p>6537</text:p>
          </table:table-cell>
          <table:table-cell office:value-type="string" calcext:value-type="string">
            <text:p>El Paso County Commissioner - District 1 - REP</text:p>
          </table:table-cell>
          <table:table-cell office:value-type="string" calcext:value-type="string">
            <text:p>[1037283,908760,1036404,941674,925973,923520,972223,1015912,896497,944467,953363,1000281,977260,1024959,1013273,971903,1000449,1043307,906749,959208,1032667,955592,1002711,1032951,933321,1035999,959198,998846,983767,1018266,944581,928947,969173,956046,924867,910929,1035339,898672,958865,985195,964751,992526,1017453,937914,998352,917318,981016,1010460,992289,1014418,1008422,902610,1036490,897162,920177,1006773,946467,932762,898506,1044762,1028405,1023913,913279,946588,1031895,952385,936804,919364,895152,923964,940566,962933,933173,925714,952929,965216,1003452,909701,895508,948122,1027852,996604,1020021,906345,1023706,1043625,1006424,1006536,949122,1038801,990850,959798,937402,986484,970641,1005704,895135,954086,1018914,947126,914087,997058,977442,960774,927140,1004722,908338,908496,1026978,898137,1028698,917590,979337,965892,958986,935570,935488,1019223,964958,961488,1010068,1006996,990638,943515,1015588,1044760,1011823,1043197,1018525,990679,954575,1015126,1005941,1009479,950399,1025741,1014252,1041356,928985,948520,959862,918615,973648,952842,972237,927161,1041533,930055,983189,1025672,997597,913478,960141,1024621,911251,1004650,1031093,957321,1033476,901597,907277,1001304,987792,970962,1004917,1024590,1026708,970604,973333]</text:p>
          </table:table-cell>
        </table:table-row>
        <table:table-row table:style-name="ro1">
          <table:table-cell office:value-type="float" office:value="31935" calcext:value-type="float">
            <text:p>31935</text:p>
          </table:table-cell>
          <table:table-cell office:value-type="string" calcext:value-type="string">
            <text:p>El Paso County Sheriff - REP</text:p>
          </table:table-cell>
          <table:table-cell office:value-type="string" calcext:value-type="string">
            <text:p>[1037283,908760,1036404,941674,925973,923520,972223,1015912,896497,944467,953363,1000281,977260,1024959,1013273,971903,1000449,1043307,906749,959208,1032667,955592,1002711,1032951,933321,1035999,959198,998846,983767,944581,928947,969173,924867,992526,998352,902610]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State Representative - District 14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30596" calcext:value-type="float">
            <text:p>30596</text:p>
          </table:table-cell>
          <table:table-cell office:value-type="string" calcext:value-type="string">
            <text:p>El Paso County Coroner - REP</text:p>
          </table:table-cell>
          <table:table-cell office:value-type="string" calcext:value-type="string">
            <text:p>[1037283,908760,1036404,941674,925973,923520,972223,1015912,896497,944467,953363,1000281,977260,1024959,1013273,971903,1000449,1043307,906749,959208,1032667,955592,1002711,1032951,933321,1035999,959198,998846,983767,944581,928947,969173,924867,992526,998352,902610,1023913]</text:p>
          </table:table-cell>
        </table:table-row>
        <table:table-row table:style-name="ro1">
          <table:table-cell office:value-type="float" office:value="5438" calcext:value-type="float">
            <text:p>5438</text:p>
          </table:table-cell>
          <table:table-cell office:value-type="string" calcext:value-type="string">
            <text:p>El Paso County Commissioner - District 5 - REP</text:p>
          </table:table-cell>
          <table:table-cell office:value-type="string" calcext:value-type="string">
            <text:p>[1037283,908760,1036404,941674,925973,923520,972223,1015912,896497,944467,953363,1000281,977260,1024959,1013273,971903,1000449,1043307,906749,959208,1032667,955592,1002711,1032951,933321,1035999,959198,998846,983767,1018266,944581,928947,969173,956046,924867,910929,1035339,898672,958865,985195,964751,992526,1017453,937914,998352,917318,981016,1010460,992289,1014418,1008422,902610,1036490,897162,920177,1006773,946467,932762,898506,1044762,1028405,1023913,913279,946588,1031895,952385,936804,919364,895152,923964,940566,962933,933173,925714,952929,965216,1003452,909701,895508,948122,1027852,996604,1020021,906345,1023706,1043625,1006424,1006536,949122,1038801,990850,959798,937402,986484,970641,1005704,895135,954086,1018914,947126,914087,997058,977442,960774,927140,1004722,908338,908496,1026978,898137,1028698,917590,979337,965892,958986,935570,935488,1019223,964958,961488,1010068,1006996,1038815,990638,923988,943515,951528,905978,1015588,1044760,1011823,1034672,917973,1043197,1018525,990679,954575,1015126,1005941,977396,1009479,950399,1025741,1014252,1041356,962583,928985,948520,959862,993574,918615,972396,1041892,973648,952842,972237,927161,1002572,1041533,938496,1011310,930055,983189,1025672,986383,1042863,997597,913478,960141,937413,1024621,911251,1004650,1031093,940656,898268,957321,1033476,1037362,904629,901597,907277,1001304,985545,1028063,987792,926807,970962,982977,1004917,1032575,907619,981036,949976,1024590,1005512,904513,1026708,925232,970604,901642,973333,926048]</text:p>
          </table:table-cell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string" calcext:value-type="string">
            <text:p>State Senator - District 9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string" calcext:value-type="string">
            <text:p>Representative to the 118th United States Congress - District 5 - DEM</text:p>
          </table:table-cell>
          <table:table-cell office:value-type="string" calcext:value-type="string">
            <text:p>[1037283,908760,1036404,941674,925973,923520,972223,1015912,896497,944467,953363,1000281,977260,1024959,1013273,971903,1000449,1043307,906749,959208,1032667,955592,1002711,1032951,933321,1035999,959198,998846,983767,1018266,944581,928947,969173,956046,924867,910929,1035339,898672,958865,985195,964751,992526,1017453,937914,998352,917318,981016,1010460,992289,1014418,1008422,902610,1036490,897162,920177,1006773,946467,932762,898506,1044762,1028405,1023913,913279,946588,1031895,952385,936804,919364,895152,923964,940566,962933,933173,925714,952929,965216,1003452,909701,895508,948122,1027852,996604,1020021,906345,1023706,1043625,1006424,1006536,949122,1038801,990850,959798,937402,986484,970641,1005704,895135,954086,1018914,947126,914087,997058,977442,960774,927140,1004722,908338,908496,1026978,898137,1028698,917590,979337,965892,958986,935570,935488,1019223,964958,961488,1010068,1006996,1038815,990638,923988,943515,951528,905978,1015588,1044760,1011823,1034672,917973,923959,1043197,1018525,990679,954575,1015126,1000931,1018666,1005941,977396,1009479,950399,1025741,1014252,1013243,1041356,962583,928985,948520,959862,945336,993574,918615,972396,1041892,973648,952842,972237,1043700,927161,1044373,1002572,1041533,938496,1011310,958367,1030193,930055,983189,1025672,986383,1042863,997597,913478,960141,937413,982431,1024621,1013816,911251,1004650,1031093,940656,1008204,1042041,896637,944077,1012299,898268,957321,1033476,967399,899683,950623,1037362,950071,904629,901597,907277,1042373,1001304,942945,1044583,985545,1028063,959455,987792,926807,965925,970962,982977,1004917,1032575,944596,930176,907619,970536,981036,949976,1024590,1005512,904513,1010590,1026708,1038985,989423,925232,941582,929771,995474,970604,901642,973333,994219,1019475,926048,999765,927949,988814,926960,997666,1017698,967660,972141,980031,925079,984535,974475,985548,981481,901749,1033487,1005067,900630,1029043,970293,1005011,967185,973787,966916,898816]</text:p>
          </table:table-cell>
        </table:table-row>
        <table:table-row table:style-name="ro1">
          <table:table-cell office:value-type="float" office:value="27314" calcext:value-type="float">
            <text:p>27314</text:p>
          </table:table-cell>
          <table:table-cell office:value-type="string" calcext:value-type="string">
            <text:p>El Paso County Clerk and Recorder - REP</text:p>
          </table:table-cell>
          <table:table-cell office:value-type="string" calcext:value-type="string">
            <text:p>[1037283,908760,1036404,941674,925973,923520,972223,1015912,896497,944467,953363,1000281,977260,1024959,1013273,971903,1000449,1043307,906749,959208,1032667,955592,1002711,1032951,933321,1035999,959198,998846,983767,1018266,944581,928947,969173,924867,1035339,898672,985195,992526,998352,981016,902610,1023913]</text:p>
          </table:table-cell>
        </table:table-row>
        <table:table-row table:style-name="ro1">
          <table:table-cell office:value-type="float" office:value="25282" calcext:value-type="float">
            <text:p>25282</text:p>
          </table:table-cell>
          <table:table-cell office:value-type="string" calcext:value-type="string">
            <text:p>El Paso County Treasurer - REP</text:p>
          </table:table-cell>
          <table:table-cell office:value-type="string" calcext:value-type="string">
            <text:p>[1037283,908760,1036404,941674,925973,923520,972223,1015912,896497,944467,953363,1000281,977260,1024959,1013273,971903,1000449,1043307,906749,959208,1032667,955592,1002711,1032951,933321,1035999,959198,998846,983767,1018266,944581,928947,969173,924867,910929,1035339,898672,985195,964751,992526,1017453,998352,981016,902610,1023913]</text:p>
          </table:table-cell>
        </table:table-row>
        <table:table-row table:style-name="ro1">
          <table:table-cell office:value-type="float" office:value="13509" calcext:value-type="float">
            <text:p>13509</text:p>
          </table:table-cell>
          <table:table-cell office:value-type="string" calcext:value-type="string">
            <text:p>Representative to the 118th United States Congress - District 5 - REP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string" calcext:value-type="string">
            <text:p>State Representative - District 25 - REP</text:p>
          </table:table-cell>
          <table:table-cell office:value-type="string" calcext:value-type="string">
            <text:p>[561781,597986,613064,667642,709887,667342,621416,574766,631819,620523,698068,694793,602977,670412,700798,631688,567743,630767,610393,589928,684875,579559,667089,698560,599338,611281,590233,637072,651413,589843,606950,589603,693945,690616,614393,603330,646454,688789,595997,704735,676279,681651,573429,619023,623352,606334,573799,614137,671336,638073,570363,709744,588508,662008,631722,678823,580128,678539,607233,662177,594062,661925,597569,690822,677320,605231,625931,699958,583690,672073,615798,705315,631184,575712,600898,698255,706966,606692,698716,688790,564701,696794,677022,617340,680960,644227,576379,638222,561239,613254,692859,709538,589218,635948,654618,577640,618477,610745,615170,631747,695842,654755,606183,647645,568179,577973,636988,571164,626440,576015,569456,662728,588727,571231,601048,591460,670227,669833,647632,688159,669173,577072,665992,680514,698945,578031,694141,600226,701489,591085,591909,626270,605299,600982,698455,668225,684463,598895,662810,587021,627552,596215,698057,573403,602396,560669,623079,668789,594710,578714,620758,560780,682461,599235,575631,661997,597371,685642,679347,633023,601596,684621,622731,643488,563212,687279,614641,606560,561193,562653,606626,583291,593864,626738,588331,674477,567293,674688,669274,689768,688461,572012,646952,611147,567395,707763,680432,671243,600923,693374,596801,688428,560352,690272,640776,614767,591767,588662,568804,623460,590610,671252,561020,606164,593360,639730,664029,646068,680855,620704,560822,679814,692989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11T19:21:59.058859181</dc:date>
    <meta:editing-duration>PT4H46M39S</meta:editing-duration>
    <meta:editing-cycles>1</meta:editing-cycles>
    <meta:document-statistic meta:table-count="1" meta:cell-count="2088" meta:object-count="0"/>
    <meta:generator>LibreOffice/6.4.7.2$Linux_X86_64 LibreOffice_project/40$Build-2</meta:generator>
  </office:meta>
</office:document-meta>
</file>